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6" style:family="table-cell" style:parent-style-name="Default" style:data-style-name="N10121">
      <style:table-cell-properties fo:background-color="#e9b913"/>
    </style:style>
    <style:style style:name="ce7" style:family="table-cell" style:parent-style-name="Default" style:data-style-name="N10121">
      <style:table-cell-properties fo:background-color="#fde9a9"/>
    </style:style>
    <style:style style:name="ce8" style:family="table-cell" style:parent-style-name="Default" style:data-style-name="N10121"/>
    <style:style style:name="ce9" style:family="table-cell" style:parent-style-name="Default" style:data-style-name="N10121">
      <style:table-cell-properties fo:background-color="#1c99e0"/>
    </style:style>
    <style:style style:name="ce10" style:family="table-cell" style:parent-style-name="Default" style:data-style-name="N10121">
      <style:table-cell-properties fo:background-color="#aadcf7"/>
    </style:style>
    <style:style style:name="ce11" style:family="table-cell" style:parent-style-name="Default" style:data-style-name="N10121">
      <style:table-cell-properties fo:background-color="#ccf4c6"/>
    </style:style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6" office:value-type="float" office:value="0.5" calcext:value-type="float">
            <text:p>0.5000000</text:p>
          </table:table-cell>
          <table:table-cell table:style-name="ce9" office:value-type="float" office:value="0" calcext:value-type="float">
            <text:p>0.0000000</text:p>
          </table:table-cell>
          <table:table-cell table:style-name="ce9" office:value-type="float" office:value="0.5" calcext:value-type="float">
            <text:p>0.5000000</text:p>
          </table:table-cell>
          <table:table-cell table:style-name="ce9" office:value-type="float" office:value="0.25" calcext:value-type="float">
            <text:p>0.2500000</text:p>
          </table:table-cell>
          <table:table-cell table:style-name="ce9" office:value-type="float" office:value="0.75" calcext:value-type="float">
            <text:p>0.7500000</text:p>
          </table:table-cell>
          <table:table-cell table:style-name="ce9" office:value-type="float" office:value="0.125" calcext:value-type="float">
            <text:p>0.1250000</text:p>
          </table:table-cell>
          <table:table-cell table:style-name="ce9" office:value-type="float" office:value="0.375" calcext:value-type="float">
            <text:p>0.3750000</text:p>
          </table:table-cell>
          <table:table-cell table:style-name="ce9" office:value-type="float" office:value="0.675" calcext:value-type="float">
            <text:p>0.6750000</text:p>
          </table:table-cell>
          <table:table-cell table:style-name="ce9" office:value-type="float" office:value="0.875" calcext:value-type="float">
            <text:p>0.8750000</text:p>
          </table:table-cell>
          <table:table-cell table:style-name="ce9" office:value-type="float" office:value="0.0625" calcext:value-type="float">
            <text:p>0.0625000</text:p>
          </table:table-cell>
          <table:table-cell table:style-name="ce9" office:value-type="float" office:value="0.1875" calcext:value-type="float">
            <text:p>0.1875000</text:p>
          </table:table-cell>
          <table:table-cell table:style-name="ce9" office:value-type="float" office:value="0.3125" calcext:value-type="float">
            <text:p>0.3125000</text:p>
          </table:table-cell>
          <table:table-cell table:style-name="ce9" office:value-type="float" office:value="0.4375" calcext:value-type="float">
            <text:p>0.4375000</text:p>
          </table:table-cell>
          <table:table-cell table:style-name="ce9" office:value-type="float" office:value="0.5625" calcext:value-type="float">
            <text:p>0.5625000</text:p>
          </table:table-cell>
          <table:table-cell table:style-name="ce9" office:value-type="float" office:value="0.6375" calcext:value-type="float">
            <text:p>0.6375000</text:p>
          </table:table-cell>
          <table:table-cell table:style-name="ce9" office:value-type="float" office:value="0.8125" calcext:value-type="float">
            <text:p>0.8125000</text:p>
          </table:table-cell>
          <table:table-cell table:style-name="ce9" office:value-type="float" office:value="0.9375" calcext:value-type="float">
            <text:p>0.9375000</text:p>
          </table:table-cell>
          <table:table-cell table:style-name="ce8" table:formula="of:=[.R17]" office:value-type="float" office:value="49.1536490021066" calcext:value-type="float">
            <text:p>49.1536490</text:p>
          </table:table-cell>
          <table:table-cell table:style-name="ce8" table:number-columns-repeated="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A2]^[.$B$1] - 1" office:value-type="float" office:value="0" calcext:value-type="float">
            <text:p>0.0000000</text:p>
          </table:table-cell>
          <table:table-cell table:style-name="ce10" table:formula="of:=[.$B2]+[.C$1] * ([.$B3]-[.$B2])" office:value-type="float" office:value="0" calcext:value-type="float">
            <text:p>0.0000000</text:p>
          </table:table-cell>
          <table:table-cell table:style-name="ce10" table:formula="of:=[.$B2]+[.D$1] * ([.$B3]-[.$B2])" office:value-type="float" office:value="0.207106781186548" calcext:value-type="float">
            <text:p>0.2071068</text:p>
          </table:table-cell>
          <table:table-cell table:style-name="ce10" table:formula="of:=[.$B2]+[.E$1] * ([.$B3]-[.$B2])" office:value-type="float" office:value="0.103553390593274" calcext:value-type="float">
            <text:p>0.1035534</text:p>
          </table:table-cell>
          <table:table-cell table:style-name="ce10" table:formula="of:=[.$B2]+[.F$1] * ([.$B3]-[.$B2])" office:value-type="float" office:value="0.310660171779821" calcext:value-type="float">
            <text:p>0.3106602</text:p>
          </table:table-cell>
          <table:table-cell table:style-name="ce10" table:formula="of:=[.$B2]+[.G$1] * ([.$B3]-[.$B2])" office:value-type="float" office:value="0.0517766952966369" calcext:value-type="float">
            <text:p>0.0517767</text:p>
          </table:table-cell>
          <table:table-cell table:style-name="ce10" table:formula="of:=[.$B2]+[.H$1] * ([.$B3]-[.$B2])" office:value-type="float" office:value="0.155330085889911" calcext:value-type="float">
            <text:p>0.1553301</text:p>
          </table:table-cell>
          <table:table-cell table:style-name="ce10" table:formula="of:=[.$B2]+[.I$1] * ([.$B3]-[.$B2])" office:value-type="float" office:value="0.279594154601839" calcext:value-type="float">
            <text:p>0.2795942</text:p>
          </table:table-cell>
          <table:table-cell table:style-name="ce10" table:formula="of:=[.$B2]+[.J$1] * ([.$B3]-[.$B2])" office:value-type="float" office:value="0.362436867076458" calcext:value-type="float">
            <text:p>0.3624369</text:p>
          </table:table-cell>
          <table:table-cell table:style-name="ce10" table:formula="of:=[.$B2]+[.K$1] * ([.$B3]-[.$B2])" office:value-type="float" office:value="0.0258883476483184" calcext:value-type="float">
            <text:p>0.0258883</text:p>
          </table:table-cell>
          <table:table-cell table:style-name="ce10" table:formula="of:=[.$B2]+[.L$1] * ([.$B3]-[.$B2])" office:value-type="float" office:value="0.0776650429449553" calcext:value-type="float">
            <text:p>0.0776650</text:p>
          </table:table-cell>
          <table:table-cell table:style-name="ce10" table:formula="of:=[.$B2]+[.M$1] * ([.$B3]-[.$B2])" office:value-type="float" office:value="0.129441738241592" calcext:value-type="float">
            <text:p>0.1294417</text:p>
          </table:table-cell>
          <table:table-cell table:style-name="ce10" table:formula="of:=[.$B2]+[.N$1] * ([.$B3]-[.$B2])" office:value-type="float" office:value="0.181218433538229" calcext:value-type="float">
            <text:p>0.1812184</text:p>
          </table:table-cell>
          <table:table-cell table:style-name="ce10" table:formula="of:=[.$B2]+[.O$1] * ([.$B3]-[.$B2])" office:value-type="float" office:value="0.232995128834866" calcext:value-type="float">
            <text:p>0.2329951</text:p>
          </table:table-cell>
          <table:table-cell table:style-name="ce10" table:formula="of:=[.$B2]+[.P$1] * ([.$B3]-[.$B2])" office:value-type="float" office:value="0.264061146012848" calcext:value-type="float">
            <text:p>0.2640611</text:p>
          </table:table-cell>
          <table:table-cell table:style-name="ce10" table:formula="of:=[.$B2]+[.Q$1] * ([.$B3]-[.$B2])" office:value-type="float" office:value="0.33654851942814" calcext:value-type="float">
            <text:p>0.3365485</text:p>
          </table:table-cell>
          <table:table-cell table:style-name="ce10" table:formula="of:=[.$B2]+[.R$1] * ([.$B3]-[.$B2])" office:value-type="float" office:value="0.388325214724777" calcext:value-type="float">
            <text:p>0.3883252</text:p>
          </table:table-cell>
          <table:table-cell table:style-name="ce11" table:formula="of:=[.C2]/[.$S$1]" office:value-type="float" office:value="0" calcext:value-type="float">
            <text:p>0.0000000</text:p>
          </table:table-cell>
          <table:table-cell table:style-name="ce11" table:formula="of:=[.D2]/[.$S$1]" office:value-type="float" office:value="0.00421345689264437" calcext:value-type="float">
            <text:p>0.0042135</text:p>
          </table:table-cell>
          <table:table-cell table:style-name="ce11" table:formula="of:=[.E2]/[.$S$1]" office:value-type="float" office:value="0.00210672844632218" calcext:value-type="float">
            <text:p>0.0021067</text:p>
          </table:table-cell>
          <table:table-cell table:style-name="ce11" table:formula="of:=[.F2]/[.$S$1]" office:value-type="float" office:value="0.00632018533896653" calcext:value-type="float">
            <text:p>0.0063202</text:p>
          </table:table-cell>
          <table:table-cell table:style-name="ce11" table:formula="of:=[.G2]/[.$S$1]" office:value-type="float" office:value="0.00105336422316109" calcext:value-type="float">
            <text:p>0.0010534</text:p>
          </table:table-cell>
          <table:table-cell table:style-name="ce11" table:formula="of:=[.H2]/[.$S$1]" office:value-type="float" office:value="0.00316009266948328" calcext:value-type="float">
            <text:p>0.0031601</text:p>
          </table:table-cell>
          <table:table-cell table:style-name="ce11" table:formula="of:=[.I2]/[.$S$1]" office:value-type="float" office:value="0.00568816680506988" calcext:value-type="float">
            <text:p>0.0056882</text:p>
          </table:table-cell>
          <table:table-cell table:style-name="ce11" table:formula="of:=[.J2]/[.$S$1]" office:value-type="float" office:value="0.00737354956212762" calcext:value-type="float">
            <text:p>0.0073735</text:p>
          </table:table-cell>
          <table:table-cell table:style-name="ce11" table:formula="of:=[.K2]/[.$S$1]" office:value-type="float" office:value="0.000526682111580544" calcext:value-type="float">
            <text:p>0.0005267</text:p>
          </table:table-cell>
          <table:table-cell table:style-name="ce11" table:formula="of:=[.L2]/[.$S$1]" office:value-type="float" office:value="0.00158004633474163" calcext:value-type="float">
            <text:p>0.0015800</text:p>
          </table:table-cell>
          <table:table-cell table:style-name="ce11" table:formula="of:=[.M2]/[.$S$1]" office:value-type="float" office:value="0.00263341055790272" calcext:value-type="float">
            <text:p>0.0026334</text:p>
          </table:table-cell>
          <table:table-cell table:style-name="ce11" table:formula="of:=[.N2]/[.$S$1]" office:value-type="float" office:value="0.00368677478106381" calcext:value-type="float">
            <text:p>0.0036868</text:p>
          </table:table-cell>
          <table:table-cell table:style-name="ce11" table:formula="of:=[.O2]/[.$S$1]" office:value-type="float" office:value="0.0047401390042249" calcext:value-type="float">
            <text:p>0.0047401</text:p>
          </table:table-cell>
          <table:table-cell table:style-name="ce11" table:formula="of:=[.P2]/[.$S$1]" office:value-type="float" office:value="0.00537215753812156" calcext:value-type="float">
            <text:p>0.0053722</text:p>
          </table:table-cell>
          <table:table-cell table:style-name="ce11" table:formula="of:=[.Q2]/[.$S$1]" office:value-type="float" office:value="0.00684686745054709" calcext:value-type="float">
            <text:p>0.0068469</text:p>
          </table:table-cell>
          <table:table-cell table:style-name="ce11" table:formula="of:=[.R2]/[.$S$1]" office:value-type="float" office:value="0.00790023167370818" calcext:value-type="float">
            <text:p>0.007900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A3]^[.$B$1] - 1" office:value-type="float" office:value="0.414213562373095" calcext:value-type="float">
            <text:p>0.4142136</text:p>
          </table:table-cell>
          <table:table-cell table:style-name="ce10" table:formula="of:=[.$B3]+[.C$1] * ([.$B4]-[.$B3])" office:value-type="float" office:value="0.414213562373095" calcext:value-type="float">
            <text:p>0.4142136</text:p>
          </table:table-cell>
          <table:table-cell table:style-name="ce10" table:formula="of:=[.$B3]+[.D$1] * ([.$B4]-[.$B3])" office:value-type="float" office:value="0.573132184970986" calcext:value-type="float">
            <text:p>0.5731322</text:p>
          </table:table-cell>
          <table:table-cell table:style-name="ce10" table:formula="of:=[.$B3]+[.E$1] * ([.$B4]-[.$B3])" office:value-type="float" office:value="0.493672873672041" calcext:value-type="float">
            <text:p>0.4936729</text:p>
          </table:table-cell>
          <table:table-cell table:style-name="ce10" table:formula="of:=[.$B3]+[.F$1] * ([.$B4]-[.$B3])" office:value-type="float" office:value="0.652591496269932" calcext:value-type="float">
            <text:p>0.6525915</text:p>
          </table:table-cell>
          <table:table-cell table:style-name="ce10" table:formula="of:=[.$B3]+[.G$1] * ([.$B4]-[.$B3])" office:value-type="float" office:value="0.453943218022568" calcext:value-type="float">
            <text:p>0.4539432</text:p>
          </table:table-cell>
          <table:table-cell table:style-name="ce10" table:formula="of:=[.$B3]+[.H$1] * ([.$B4]-[.$B3])" office:value-type="float" office:value="0.533402529321513" calcext:value-type="float">
            <text:p>0.5334025</text:p>
          </table:table-cell>
          <table:table-cell table:style-name="ce10" table:formula="of:=[.$B3]+[.I$1] * ([.$B4]-[.$B3])" office:value-type="float" office:value="0.628753702880248" calcext:value-type="float">
            <text:p>0.6287537</text:p>
          </table:table-cell>
          <table:table-cell table:style-name="ce10" table:formula="of:=[.$B3]+[.J$1] * ([.$B4]-[.$B3])" office:value-type="float" office:value="0.692321151919404" calcext:value-type="float">
            <text:p>0.6923212</text:p>
          </table:table-cell>
          <table:table-cell table:style-name="ce10" table:formula="of:=[.$B3]+[.K$1] * ([.$B4]-[.$B3])" office:value-type="float" office:value="0.434078390197832" calcext:value-type="float">
            <text:p>0.4340784</text:p>
          </table:table-cell>
          <table:table-cell table:style-name="ce10" table:formula="of:=[.$B3]+[.L$1] * ([.$B4]-[.$B3])" office:value-type="float" office:value="0.473808045847304" calcext:value-type="float">
            <text:p>0.4738080</text:p>
          </table:table-cell>
          <table:table-cell table:style-name="ce10" table:formula="of:=[.$B3]+[.M$1] * ([.$B4]-[.$B3])" office:value-type="float" office:value="0.513537701496777" calcext:value-type="float">
            <text:p>0.5135377</text:p>
          </table:table-cell>
          <table:table-cell table:style-name="ce10" table:formula="of:=[.$B3]+[.N$1] * ([.$B4]-[.$B3])" office:value-type="float" office:value="0.55326735714625" calcext:value-type="float">
            <text:p>0.5532674</text:p>
          </table:table-cell>
          <table:table-cell table:style-name="ce10" table:formula="of:=[.$B3]+[.O$1] * ([.$B4]-[.$B3])" office:value-type="float" office:value="0.592997012795722" calcext:value-type="float">
            <text:p>0.5929970</text:p>
          </table:table-cell>
          <table:table-cell table:style-name="ce10" table:formula="of:=[.$B3]+[.P$1] * ([.$B4]-[.$B3])" office:value-type="float" office:value="0.616834806185406" calcext:value-type="float">
            <text:p>0.6168348</text:p>
          </table:table-cell>
          <table:table-cell table:style-name="ce10" table:formula="of:=[.$B3]+[.Q$1] * ([.$B4]-[.$B3])" office:value-type="float" office:value="0.672456324094668" calcext:value-type="float">
            <text:p>0.6724563</text:p>
          </table:table-cell>
          <table:table-cell table:style-name="ce10" table:formula="of:=[.$B3]+[.R$1] * ([.$B4]-[.$B3])" office:value-type="float" office:value="0.712185979744141" calcext:value-type="float">
            <text:p>0.7121860</text:p>
          </table:table-cell>
          <table:table-cell table:style-name="ce11" table:formula="of:=[.C3]/[.$S$1]" office:value-type="float" office:value="0.00842691378528872" calcext:value-type="float">
            <text:p>0.0084269</text:p>
          </table:table-cell>
          <table:table-cell table:style-name="ce11" table:formula="of:=[.D3]/[.$S$1]" office:value-type="float" office:value="0.0116600129717007" calcext:value-type="float">
            <text:p>0.0116600</text:p>
          </table:table-cell>
          <table:table-cell table:style-name="ce11" table:formula="of:=[.E3]/[.$S$1]" office:value-type="float" office:value="0.0100434633784947" calcext:value-type="float">
            <text:p>0.0100435</text:p>
          </table:table-cell>
          <table:table-cell table:style-name="ce11" table:formula="of:=[.F3]/[.$S$1]" office:value-type="float" office:value="0.0132765625649067" calcext:value-type="float">
            <text:p>0.0132766</text:p>
          </table:table-cell>
          <table:table-cell table:style-name="ce11" table:formula="of:=[.G3]/[.$S$1]" office:value-type="float" office:value="0.00923518858189172" calcext:value-type="float">
            <text:p>0.0092352</text:p>
          </table:table-cell>
          <table:table-cell table:style-name="ce11" table:formula="of:=[.H3]/[.$S$1]" office:value-type="float" office:value="0.0108517381750977" calcext:value-type="float">
            <text:p>0.0108517</text:p>
          </table:table-cell>
          <table:table-cell table:style-name="ce11" table:formula="of:=[.I3]/[.$S$1]" office:value-type="float" office:value="0.0127915976869449" calcext:value-type="float">
            <text:p>0.0127916</text:p>
          </table:table-cell>
          <table:table-cell table:style-name="ce11" table:formula="of:=[.J3]/[.$S$1]" office:value-type="float" office:value="0.0140848373615097" calcext:value-type="float">
            <text:p>0.0140848</text:p>
          </table:table-cell>
          <table:table-cell table:style-name="ce11" table:formula="of:=[.K3]/[.$S$1]" office:value-type="float" office:value="0.00883105118359023" calcext:value-type="float">
            <text:p>0.0088311</text:p>
          </table:table-cell>
          <table:table-cell table:style-name="ce11" table:formula="of:=[.L3]/[.$S$1]" office:value-type="float" office:value="0.00963932598019321" calcext:value-type="float">
            <text:p>0.0096393</text:p>
          </table:table-cell>
          <table:table-cell table:style-name="ce11" table:formula="of:=[.M3]/[.$S$1]" office:value-type="float" office:value="0.0104476007767962" calcext:value-type="float">
            <text:p>0.0104476</text:p>
          </table:table-cell>
          <table:table-cell table:style-name="ce11" table:formula="of:=[.N3]/[.$S$1]" office:value-type="float" office:value="0.0112558755733992" calcext:value-type="float">
            <text:p>0.0112559</text:p>
          </table:table-cell>
          <table:table-cell table:style-name="ce11" table:formula="of:=[.O3]/[.$S$1]" office:value-type="float" office:value="0.0120641503700022" calcext:value-type="float">
            <text:p>0.0120642</text:p>
          </table:table-cell>
          <table:table-cell table:style-name="ce11" table:formula="of:=[.P3]/[.$S$1]" office:value-type="float" office:value="0.012549115247964" calcext:value-type="float">
            <text:p>0.0125491</text:p>
          </table:table-cell>
          <table:table-cell table:style-name="ce11" table:formula="of:=[.Q3]/[.$S$1]" office:value-type="float" office:value="0.0136806999632082" calcext:value-type="float">
            <text:p>0.0136807</text:p>
          </table:table-cell>
          <table:table-cell table:style-name="ce11" table:formula="of:=[.R3]/[.$S$1]" office:value-type="float" office:value="0.0144889747598112" calcext:value-type="float">
            <text:p>0.0144890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A4]^[.$B$1] - 1" office:value-type="float" office:value="0.732050807568877" calcext:value-type="float">
            <text:p>0.7320508</text:p>
          </table:table-cell>
          <table:table-cell table:style-name="ce10" table:formula="of:=[.$B4]+[.C$1] * ([.$B5]-[.$B4])" office:value-type="float" office:value="0.732050807568877" calcext:value-type="float">
            <text:p>0.7320508</text:p>
          </table:table-cell>
          <table:table-cell table:style-name="ce10" table:formula="of:=[.$B4]+[.D$1] * ([.$B5]-[.$B4])" office:value-type="float" office:value="0.984059392534333" calcext:value-type="float">
            <text:p>0.9840594</text:p>
          </table:table-cell>
          <table:table-cell table:style-name="ce10" table:formula="of:=[.$B4]+[.E$1] * ([.$B5]-[.$B4])" office:value-type="float" office:value="0.858055100051605" calcext:value-type="float">
            <text:p>0.8580551</text:p>
          </table:table-cell>
          <table:table-cell table:style-name="ce10" table:formula="of:=[.$B4]+[.F$1] * ([.$B5]-[.$B4])" office:value-type="float" office:value="1.11006368501706" calcext:value-type="float">
            <text:p>1.1100637</text:p>
          </table:table-cell>
          <table:table-cell table:style-name="ce10" table:formula="of:=[.$B4]+[.G$1] * ([.$B5]-[.$B4])" office:value-type="float" office:value="0.795052953810241" calcext:value-type="float">
            <text:p>0.7950530</text:p>
          </table:table-cell>
          <table:table-cell table:style-name="ce10" table:formula="of:=[.$B4]+[.H$1] * ([.$B5]-[.$B4])" office:value-type="float" office:value="0.921057246292969" calcext:value-type="float">
            <text:p>0.9210572</text:p>
          </table:table-cell>
          <table:table-cell table:style-name="ce10" table:formula="of:=[.$B4]+[.I$1] * ([.$B5]-[.$B4])" office:value-type="float" office:value="1.07226239727224" calcext:value-type="float">
            <text:p>1.0722624</text:p>
          </table:table-cell>
          <table:table-cell table:style-name="ce10" table:formula="of:=[.$B4]+[.J$1] * ([.$B5]-[.$B4])" office:value-type="float" office:value="1.17306583125843" calcext:value-type="float">
            <text:p>1.1730658</text:p>
          </table:table-cell>
          <table:table-cell table:style-name="ce10" table:formula="of:=[.$B4]+[.K$1] * ([.$B5]-[.$B4])" office:value-type="float" office:value="0.763551880689559" calcext:value-type="float">
            <text:p>0.7635519</text:p>
          </table:table-cell>
          <table:table-cell table:style-name="ce10" table:formula="of:=[.$B4]+[.L$1] * ([.$B5]-[.$B4])" office:value-type="float" office:value="0.826554026930923" calcext:value-type="float">
            <text:p>0.8265540</text:p>
          </table:table-cell>
          <table:table-cell table:style-name="ce10" table:formula="of:=[.$B4]+[.M$1] * ([.$B5]-[.$B4])" office:value-type="float" office:value="0.889556173172287" calcext:value-type="float">
            <text:p>0.8895562</text:p>
          </table:table-cell>
          <table:table-cell table:style-name="ce10" table:formula="of:=[.$B4]+[.N$1] * ([.$B5]-[.$B4])" office:value-type="float" office:value="0.952558319413651" calcext:value-type="float">
            <text:p>0.9525583</text:p>
          </table:table-cell>
          <table:table-cell table:style-name="ce10" table:formula="of:=[.$B4]+[.O$1] * ([.$B5]-[.$B4])" office:value-type="float" office:value="1.01556046565502" calcext:value-type="float">
            <text:p>1.0155605</text:p>
          </table:table-cell>
          <table:table-cell table:style-name="ce10" table:formula="of:=[.$B4]+[.P$1] * ([.$B5]-[.$B4])" office:value-type="float" office:value="1.05336175339983" calcext:value-type="float">
            <text:p>1.0533618</text:p>
          </table:table-cell>
          <table:table-cell table:style-name="ce10" table:formula="of:=[.$B4]+[.Q$1] * ([.$B5]-[.$B4])" office:value-type="float" office:value="1.14156475813774" calcext:value-type="float">
            <text:p>1.1415648</text:p>
          </table:table-cell>
          <table:table-cell table:style-name="ce10" table:formula="of:=[.$B4]+[.R$1] * ([.$B5]-[.$B4])" office:value-type="float" office:value="1.20456690437911" calcext:value-type="float">
            <text:p>1.2045669</text:p>
          </table:table-cell>
          <table:table-cell table:style-name="ce11" table:formula="of:=[.C4]/[.$S$1]" office:value-type="float" office:value="0.0148931121581127" calcext:value-type="float">
            <text:p>0.0148931</text:p>
          </table:table-cell>
          <table:table-cell table:style-name="ce11" table:formula="of:=[.D4]/[.$S$1]" office:value-type="float" office:value="0.0200200679402695" calcext:value-type="float">
            <text:p>0.0200201</text:p>
          </table:table-cell>
          <table:table-cell table:style-name="ce11" table:formula="of:=[.E4]/[.$S$1]" office:value-type="float" office:value="0.0174565900491911" calcext:value-type="float">
            <text:p>0.0174566</text:p>
          </table:table-cell>
          <table:table-cell table:style-name="ce11" table:formula="of:=[.F4]/[.$S$1]" office:value-type="float" office:value="0.0225835458313478" calcext:value-type="float">
            <text:p>0.0225835</text:p>
          </table:table-cell>
          <table:table-cell table:style-name="ce11" table:formula="of:=[.G4]/[.$S$1]" office:value-type="float" office:value="0.0161748511036519" calcext:value-type="float">
            <text:p>0.0161749</text:p>
          </table:table-cell>
          <table:table-cell table:style-name="ce11" table:formula="of:=[.H4]/[.$S$1]" office:value-type="float" office:value="0.0187383289947303" calcext:value-type="float">
            <text:p>0.0187383</text:p>
          </table:table-cell>
          <table:table-cell table:style-name="ce11" table:formula="of:=[.I4]/[.$S$1]" office:value-type="float" office:value="0.0218145024640243" calcext:value-type="float">
            <text:p>0.0218145</text:p>
          </table:table-cell>
          <table:table-cell table:style-name="ce11" table:formula="of:=[.J4]/[.$S$1]" office:value-type="float" office:value="0.0238652847768872" calcext:value-type="float">
            <text:p>0.0238653</text:p>
          </table:table-cell>
          <table:table-cell table:style-name="ce11" table:formula="of:=[.K4]/[.$S$1]" office:value-type="float" office:value="0.0155339816308823" calcext:value-type="float">
            <text:p>0.0155340</text:p>
          </table:table-cell>
          <table:table-cell table:style-name="ce11" table:formula="of:=[.L4]/[.$S$1]" office:value-type="float" office:value="0.0168157205764215" calcext:value-type="float">
            <text:p>0.0168157</text:p>
          </table:table-cell>
          <table:table-cell table:style-name="ce11" table:formula="of:=[.M4]/[.$S$1]" office:value-type="float" office:value="0.0180974595219607" calcext:value-type="float">
            <text:p>0.0180975</text:p>
          </table:table-cell>
          <table:table-cell table:style-name="ce11" table:formula="of:=[.N4]/[.$S$1]" office:value-type="float" office:value="0.0193791984674999" calcext:value-type="float">
            <text:p>0.0193792</text:p>
          </table:table-cell>
          <table:table-cell table:style-name="ce11" table:formula="of:=[.O4]/[.$S$1]" office:value-type="float" office:value="0.0206609374130392" calcext:value-type="float">
            <text:p>0.0206609</text:p>
          </table:table-cell>
          <table:table-cell table:style-name="ce11" table:formula="of:=[.P4]/[.$S$1]" office:value-type="float" office:value="0.0214299807803625" calcext:value-type="float">
            <text:p>0.0214300</text:p>
          </table:table-cell>
          <table:table-cell table:style-name="ce11" table:formula="of:=[.Q4]/[.$S$1]" office:value-type="float" office:value="0.0232244153041174" calcext:value-type="float">
            <text:p>0.0232244</text:p>
          </table:table-cell>
          <table:table-cell table:style-name="ce11" table:formula="of:=[.R4]/[.$S$1]" office:value-type="float" office:value="0.0245061542496567" calcext:value-type="float">
            <text:p>0.0245062</text:p>
          </table:table-cell>
          <table:table-cell table:number-columns-repeated="990"/>
        </table:table-row>
        <table:table-row table:style-name="ro1">
          <table:table-cell table:formula="of:=[.A4]+[.A3]" office:value-type="float" office:value="5" calcext:value-type="float">
            <text:p>5</text:p>
          </table:table-cell>
          <table:table-cell table:style-name="ce7" table:formula="of:=[.A5]^[.$B$1] - 1" office:value-type="float" office:value="1.23606797749979" calcext:value-type="float">
            <text:p>1.2360680</text:p>
          </table:table-cell>
          <table:table-cell table:style-name="ce10" table:formula="of:=[.$B5]+[.C$1] * ([.$B6]-[.$B5])" office:value-type="float" office:value="1.23606797749979" calcext:value-type="float">
            <text:p>1.2360680</text:p>
          </table:table-cell>
          <table:table-cell table:style-name="ce10" table:formula="of:=[.$B5]+[.D$1] * ([.$B6]-[.$B5])" office:value-type="float" office:value="1.53224755112299" calcext:value-type="float">
            <text:p>1.5322476</text:p>
          </table:table-cell>
          <table:table-cell table:style-name="ce10" table:formula="of:=[.$B5]+[.E$1] * ([.$B6]-[.$B5])" office:value-type="float" office:value="1.38415776431139" calcext:value-type="float">
            <text:p>1.3841578</text:p>
          </table:table-cell>
          <table:table-cell table:style-name="ce10" table:formula="of:=[.$B5]+[.F$1] * ([.$B6]-[.$B5])" office:value-type="float" office:value="1.68033733793459" calcext:value-type="float">
            <text:p>1.6803373</text:p>
          </table:table-cell>
          <table:table-cell table:style-name="ce10" table:formula="of:=[.$B5]+[.G$1] * ([.$B6]-[.$B5])" office:value-type="float" office:value="1.31011287090559" calcext:value-type="float">
            <text:p>1.3101129</text:p>
          </table:table-cell>
          <table:table-cell table:style-name="ce10" table:formula="of:=[.$B5]+[.H$1] * ([.$B6]-[.$B5])" office:value-type="float" office:value="1.45820265771719" calcext:value-type="float">
            <text:p>1.4582027</text:p>
          </table:table-cell>
          <table:table-cell table:style-name="ce10" table:formula="of:=[.$B5]+[.I$1] * ([.$B6]-[.$B5])" office:value-type="float" office:value="1.63591040189111" calcext:value-type="float">
            <text:p>1.6359104</text:p>
          </table:table-cell>
          <table:table-cell table:style-name="ce10" table:formula="of:=[.$B5]+[.J$1] * ([.$B6]-[.$B5])" office:value-type="float" office:value="1.75438223134039" calcext:value-type="float">
            <text:p>1.7543822</text:p>
          </table:table-cell>
          <table:table-cell table:style-name="ce10" table:formula="of:=[.$B5]+[.K$1] * ([.$B6]-[.$B5])" office:value-type="float" office:value="1.27309042420269" calcext:value-type="float">
            <text:p>1.2730904</text:p>
          </table:table-cell>
          <table:table-cell table:style-name="ce10" table:formula="of:=[.$B5]+[.L$1] * ([.$B6]-[.$B5])" office:value-type="float" office:value="1.34713531760849" calcext:value-type="float">
            <text:p>1.3471353</text:p>
          </table:table-cell>
          <table:table-cell table:style-name="ce10" table:formula="of:=[.$B5]+[.M$1] * ([.$B6]-[.$B5])" office:value-type="float" office:value="1.42118021101429" calcext:value-type="float">
            <text:p>1.4211802</text:p>
          </table:table-cell>
          <table:table-cell table:style-name="ce10" table:formula="of:=[.$B5]+[.N$1] * ([.$B6]-[.$B5])" office:value-type="float" office:value="1.49522510442009" calcext:value-type="float">
            <text:p>1.4952251</text:p>
          </table:table-cell>
          <table:table-cell table:style-name="ce10" table:formula="of:=[.$B5]+[.O$1] * ([.$B6]-[.$B5])" office:value-type="float" office:value="1.56926999782589" calcext:value-type="float">
            <text:p>1.5692700</text:p>
          </table:table-cell>
          <table:table-cell table:style-name="ce10" table:formula="of:=[.$B5]+[.P$1] * ([.$B6]-[.$B5])" office:value-type="float" office:value="1.61369693386937" calcext:value-type="float">
            <text:p>1.6136969</text:p>
          </table:table-cell>
          <table:table-cell table:style-name="ce10" table:formula="of:=[.$B5]+[.Q$1] * ([.$B6]-[.$B5])" office:value-type="float" office:value="1.71735978463749" calcext:value-type="float">
            <text:p>1.7173598</text:p>
          </table:table-cell>
          <table:table-cell table:style-name="ce10" table:formula="of:=[.$B5]+[.R$1] * ([.$B6]-[.$B5])" office:value-type="float" office:value="1.79140467804329" calcext:value-type="float">
            <text:p>1.7914047</text:p>
          </table:table-cell>
          <table:table-cell table:style-name="ce11" table:formula="of:=[.C5]/[.$S$1]" office:value-type="float" office:value="0.0251470237224263" calcext:value-type="float">
            <text:p>0.0251470</text:p>
          </table:table-cell>
          <table:table-cell table:style-name="ce11" table:formula="of:=[.D5]/[.$S$1]" office:value-type="float" office:value="0.0311726104211983" calcext:value-type="float">
            <text:p>0.0311726</text:p>
          </table:table-cell>
          <table:table-cell table:style-name="ce11" table:formula="of:=[.E5]/[.$S$1]" office:value-type="float" office:value="0.0281598170718123" calcext:value-type="float">
            <text:p>0.0281598</text:p>
          </table:table-cell>
          <table:table-cell table:style-name="ce11" table:formula="of:=[.F5]/[.$S$1]" office:value-type="float" office:value="0.0341854037705842" calcext:value-type="float">
            <text:p>0.0341854</text:p>
          </table:table-cell>
          <table:table-cell table:style-name="ce11" table:formula="of:=[.G5]/[.$S$1]" office:value-type="float" office:value="0.0266534203971193" calcext:value-type="float">
            <text:p>0.0266534</text:p>
          </table:table-cell>
          <table:table-cell table:style-name="ce11" table:formula="of:=[.H5]/[.$S$1]" office:value-type="float" office:value="0.0296662137465053" calcext:value-type="float">
            <text:p>0.0296662</text:p>
          </table:table-cell>
          <table:table-cell table:style-name="ce11" table:formula="of:=[.I5]/[.$S$1]" office:value-type="float" office:value="0.0332815657657685" calcext:value-type="float">
            <text:p>0.0332816</text:p>
          </table:table-cell>
          <table:table-cell table:style-name="ce11" table:formula="of:=[.J5]/[.$S$1]" office:value-type="float" office:value="0.0356918004452773" calcext:value-type="float">
            <text:p>0.0356918</text:p>
          </table:table-cell>
          <table:table-cell table:style-name="ce11" table:formula="of:=[.K5]/[.$S$1]" office:value-type="float" office:value="0.0259002220597728" calcext:value-type="float">
            <text:p>0.0259002</text:p>
          </table:table-cell>
          <table:table-cell table:style-name="ce11" table:formula="of:=[.L5]/[.$S$1]" office:value-type="float" office:value="0.0274066187344658" calcext:value-type="float">
            <text:p>0.0274066</text:p>
          </table:table-cell>
          <table:table-cell table:style-name="ce11" table:formula="of:=[.M5]/[.$S$1]" office:value-type="float" office:value="0.0289130154091588" calcext:value-type="float">
            <text:p>0.0289130</text:p>
          </table:table-cell>
          <table:table-cell table:style-name="ce11" table:formula="of:=[.N5]/[.$S$1]" office:value-type="float" office:value="0.0304194120838518" calcext:value-type="float">
            <text:p>0.0304194</text:p>
          </table:table-cell>
          <table:table-cell table:style-name="ce11" table:formula="of:=[.O5]/[.$S$1]" office:value-type="float" office:value="0.0319258087585448" calcext:value-type="float">
            <text:p>0.0319258</text:p>
          </table:table-cell>
          <table:table-cell table:style-name="ce11" table:formula="of:=[.P5]/[.$S$1]" office:value-type="float" office:value="0.0328296467633606" calcext:value-type="float">
            <text:p>0.0328296</text:p>
          </table:table-cell>
          <table:table-cell table:style-name="ce11" table:formula="of:=[.Q5]/[.$S$1]" office:value-type="float" office:value="0.0349386021079308" calcext:value-type="float">
            <text:p>0.0349386</text:p>
          </table:table-cell>
          <table:table-cell table:style-name="ce11" table:formula="of:=[.R5]/[.$S$1]" office:value-type="float" office:value="0.0364449987826237" calcext:value-type="float">
            <text:p>0.0364450</text:p>
          </table:table-cell>
          <table:table-cell table:number-columns-repeated="990"/>
        </table:table-row>
        <table:table-row table:style-name="ro1">
          <table:table-cell table:formula="of:=[.A5]+[.A4]" office:value-type="float" office:value="8" calcext:value-type="float">
            <text:p>8</text:p>
          </table:table-cell>
          <table:table-cell table:style-name="ce7" table:formula="of:=[.A6]^[.$B$1] - 1" office:value-type="float" office:value="1.82842712474619" calcext:value-type="float">
            <text:p>1.8284271</text:p>
          </table:table-cell>
          <table:table-cell table:style-name="ce10" table:formula="of:=[.$B6]+[.C$1] * ([.$B7]-[.$B6])" office:value-type="float" office:value="1.82842712474619" calcext:value-type="float">
            <text:p>1.8284271</text:p>
          </table:table-cell>
          <table:table-cell table:style-name="ce10" table:formula="of:=[.$B6]+[.D$1] * ([.$B7]-[.$B6])" office:value-type="float" office:value="2.21698920010509" calcext:value-type="float">
            <text:p>2.2169892</text:p>
          </table:table-cell>
          <table:table-cell table:style-name="ce10" table:formula="of:=[.$B6]+[.E$1] * ([.$B7]-[.$B6])" office:value-type="float" office:value="2.02270816242564" calcext:value-type="float">
            <text:p>2.0227082</text:p>
          </table:table-cell>
          <table:table-cell table:style-name="ce10" table:formula="of:=[.$B6]+[.F$1] * ([.$B7]-[.$B6])" office:value-type="float" office:value="2.41127023778454" calcext:value-type="float">
            <text:p>2.4112702</text:p>
          </table:table-cell>
          <table:table-cell table:style-name="ce10" table:formula="of:=[.$B6]+[.G$1] * ([.$B7]-[.$B6])" office:value-type="float" office:value="1.92556764358592" calcext:value-type="float">
            <text:p>1.9255676</text:p>
          </table:table-cell>
          <table:table-cell table:style-name="ce10" table:formula="of:=[.$B6]+[.H$1] * ([.$B7]-[.$B6])" office:value-type="float" office:value="2.11984868126536" calcext:value-type="float">
            <text:p>2.1198487</text:p>
          </table:table-cell>
          <table:table-cell table:style-name="ce10" table:formula="of:=[.$B6]+[.I$1] * ([.$B7]-[.$B6])" office:value-type="float" office:value="2.3529859264807" calcext:value-type="float">
            <text:p>2.3529859</text:p>
          </table:table-cell>
          <table:table-cell table:style-name="ce10" table:formula="of:=[.$B6]+[.J$1] * ([.$B7]-[.$B6])" office:value-type="float" office:value="2.50841075662426" calcext:value-type="float">
            <text:p>2.5084108</text:p>
          </table:table-cell>
          <table:table-cell table:style-name="ce10" table:formula="of:=[.$B6]+[.K$1] * ([.$B7]-[.$B6])" office:value-type="float" office:value="1.87699738416605" calcext:value-type="float">
            <text:p>1.8769974</text:p>
          </table:table-cell>
          <table:table-cell table:style-name="ce10" table:formula="of:=[.$B6]+[.L$1] * ([.$B7]-[.$B6])" office:value-type="float" office:value="1.97413790300578" calcext:value-type="float">
            <text:p>1.9741379</text:p>
          </table:table-cell>
          <table:table-cell table:style-name="ce10" table:formula="of:=[.$B6]+[.M$1] * ([.$B7]-[.$B6])" office:value-type="float" office:value="2.0712784218455" calcext:value-type="float">
            <text:p>2.0712784</text:p>
          </table:table-cell>
          <table:table-cell table:style-name="ce10" table:formula="of:=[.$B6]+[.N$1] * ([.$B7]-[.$B6])" office:value-type="float" office:value="2.16841894068523" calcext:value-type="float">
            <text:p>2.1684189</text:p>
          </table:table-cell>
          <table:table-cell table:style-name="ce10" table:formula="of:=[.$B6]+[.O$1] * ([.$B7]-[.$B6])" office:value-type="float" office:value="2.26555945952495" calcext:value-type="float">
            <text:p>2.2655595</text:p>
          </table:table-cell>
          <table:table-cell table:style-name="ce10" table:formula="of:=[.$B6]+[.P$1] * ([.$B7]-[.$B6])" office:value-type="float" office:value="2.32384377082879" calcext:value-type="float">
            <text:p>2.3238438</text:p>
          </table:table-cell>
          <table:table-cell table:style-name="ce10" table:formula="of:=[.$B6]+[.Q$1] * ([.$B7]-[.$B6])" office:value-type="float" office:value="2.4598404972044" calcext:value-type="float">
            <text:p>2.4598405</text:p>
          </table:table-cell>
          <table:table-cell table:style-name="ce10" table:formula="of:=[.$B6]+[.R$1] * ([.$B7]-[.$B6])" office:value-type="float" office:value="2.55698101604413" calcext:value-type="float">
            <text:p>2.5569810</text:p>
          </table:table-cell>
          <table:table-cell table:style-name="ce11" table:formula="of:=[.C6]/[.$S$1]" office:value-type="float" office:value="0.0371981971199702" calcext:value-type="float">
            <text:p>0.0371982</text:p>
          </table:table-cell>
          <table:table-cell table:style-name="ce11" table:formula="of:=[.D6]/[.$S$1]" office:value-type="float" office:value="0.0451032475739507" calcext:value-type="float">
            <text:p>0.0451032</text:p>
          </table:table-cell>
          <table:table-cell table:style-name="ce11" table:formula="of:=[.E6]/[.$S$1]" office:value-type="float" office:value="0.0411507223469605" calcext:value-type="float">
            <text:p>0.0411507</text:p>
          </table:table-cell>
          <table:table-cell table:style-name="ce11" table:formula="of:=[.F6]/[.$S$1]" office:value-type="float" office:value="0.049055772800941" calcext:value-type="float">
            <text:p>0.0490558</text:p>
          </table:table-cell>
          <table:table-cell table:style-name="ce11" table:formula="of:=[.G6]/[.$S$1]" office:value-type="float" office:value="0.0391744597334655" calcext:value-type="float">
            <text:p>0.0391745</text:p>
          </table:table-cell>
          <table:table-cell table:style-name="ce11" table:formula="of:=[.H6]/[.$S$1]" office:value-type="float" office:value="0.0431269849604555" calcext:value-type="float">
            <text:p>0.0431270</text:p>
          </table:table-cell>
          <table:table-cell table:style-name="ce11" table:formula="of:=[.I6]/[.$S$1]" office:value-type="float" office:value="0.0478700152328438" calcext:value-type="float">
            <text:p>0.0478700</text:p>
          </table:table-cell>
          <table:table-cell table:style-name="ce11" table:formula="of:=[.J6]/[.$S$1]" office:value-type="float" office:value="0.051032035414436" calcext:value-type="float">
            <text:p>0.0510320</text:p>
          </table:table-cell>
          <table:table-cell table:style-name="ce11" table:formula="of:=[.K6]/[.$S$1]" office:value-type="float" office:value="0.0381863284267178" calcext:value-type="float">
            <text:p>0.0381863</text:p>
          </table:table-cell>
          <table:table-cell table:style-name="ce11" table:formula="of:=[.L6]/[.$S$1]" office:value-type="float" office:value="0.040162591040213" calcext:value-type="float">
            <text:p>0.0401626</text:p>
          </table:table-cell>
          <table:table-cell table:style-name="ce11" table:formula="of:=[.M6]/[.$S$1]" office:value-type="float" office:value="0.042138853653708" calcext:value-type="float">
            <text:p>0.0421389</text:p>
          </table:table-cell>
          <table:table-cell table:style-name="ce11" table:formula="of:=[.N6]/[.$S$1]" office:value-type="float" office:value="0.0441151162672032" calcext:value-type="float">
            <text:p>0.0441151</text:p>
          </table:table-cell>
          <table:table-cell table:style-name="ce11" table:formula="of:=[.O6]/[.$S$1]" office:value-type="float" office:value="0.0460913788806982" calcext:value-type="float">
            <text:p>0.0460914</text:p>
          </table:table-cell>
          <table:table-cell table:style-name="ce11" table:formula="of:=[.P6]/[.$S$1]" office:value-type="float" office:value="0.0472771364487954" calcext:value-type="float">
            <text:p>0.0472771</text:p>
          </table:table-cell>
          <table:table-cell table:style-name="ce11" table:formula="of:=[.Q6]/[.$S$1]" office:value-type="float" office:value="0.0500439041076885" calcext:value-type="float">
            <text:p>0.0500439</text:p>
          </table:table-cell>
          <table:table-cell table:style-name="ce11" table:formula="of:=[.R6]/[.$S$1]" office:value-type="float" office:value="0.0520201667211837" calcext:value-type="float">
            <text:p>0.0520202</text:p>
          </table:table-cell>
          <table:table-cell table:number-columns-repeated="990"/>
        </table:table-row>
        <table:table-row table:style-name="ro1">
          <table:table-cell table:formula="of:=[.A6]+[.A5]" office:value-type="float" office:value="13" calcext:value-type="float">
            <text:p>13</text:p>
          </table:table-cell>
          <table:table-cell table:style-name="ce7" table:formula="of:=[.A7]^[.$B$1] - 1" office:value-type="float" office:value="2.60555127546399" calcext:value-type="float">
            <text:p>2.6055513</text:p>
          </table:table-cell>
          <table:table-cell table:style-name="ce10" table:formula="of:=[.$B7]+[.C$1] * ([.$B8]-[.$B7])" office:value-type="float" office:value="2.60555127546399" calcext:value-type="float">
            <text:p>2.6055513</text:p>
          </table:table-cell>
          <table:table-cell table:style-name="ce10" table:formula="of:=[.$B7]+[.D$1] * ([.$B8]-[.$B7])" office:value-type="float" office:value="3.09406348520991" calcext:value-type="float">
            <text:p>3.0940635</text:p>
          </table:table-cell>
          <table:table-cell table:style-name="ce10" table:formula="of:=[.$B7]+[.E$1] * ([.$B8]-[.$B7])" office:value-type="float" office:value="2.84980738033695" calcext:value-type="float">
            <text:p>2.8498074</text:p>
          </table:table-cell>
          <table:table-cell table:style-name="ce10" table:formula="of:=[.$B7]+[.F$1] * ([.$B8]-[.$B7])" office:value-type="float" office:value="3.33831959008288" calcext:value-type="float">
            <text:p>3.3383196</text:p>
          </table:table-cell>
          <table:table-cell table:style-name="ce10" table:formula="of:=[.$B7]+[.G$1] * ([.$B8]-[.$B7])" office:value-type="float" office:value="2.72767932790047" calcext:value-type="float">
            <text:p>2.7276793</text:p>
          </table:table-cell>
          <table:table-cell table:style-name="ce10" table:formula="of:=[.$B7]+[.H$1] * ([.$B8]-[.$B7])" office:value-type="float" office:value="2.97193543277343" calcext:value-type="float">
            <text:p>2.9719354</text:p>
          </table:table-cell>
          <table:table-cell table:style-name="ce10" table:formula="of:=[.$B7]+[.I$1] * ([.$B8]-[.$B7])" office:value-type="float" office:value="3.26504275862099" calcext:value-type="float">
            <text:p>3.2650428</text:p>
          </table:table-cell>
          <table:table-cell table:style-name="ce10" table:formula="of:=[.$B7]+[.J$1] * ([.$B8]-[.$B7])" office:value-type="float" office:value="3.46044764251936" calcext:value-type="float">
            <text:p>3.4604476</text:p>
          </table:table-cell>
          <table:table-cell table:style-name="ce10" table:formula="of:=[.$B7]+[.K$1] * ([.$B8]-[.$B7])" office:value-type="float" office:value="2.66661530168223" calcext:value-type="float">
            <text:p>2.6666153</text:p>
          </table:table-cell>
          <table:table-cell table:style-name="ce10" table:formula="of:=[.$B7]+[.L$1] * ([.$B8]-[.$B7])" office:value-type="float" office:value="2.78874335411871" calcext:value-type="float">
            <text:p>2.7887434</text:p>
          </table:table-cell>
          <table:table-cell table:style-name="ce10" table:formula="of:=[.$B7]+[.M$1] * ([.$B8]-[.$B7])" office:value-type="float" office:value="2.91087140655519" calcext:value-type="float">
            <text:p>2.9108714</text:p>
          </table:table-cell>
          <table:table-cell table:style-name="ce10" table:formula="of:=[.$B7]+[.N$1] * ([.$B8]-[.$B7])" office:value-type="float" office:value="3.03299945899167" calcext:value-type="float">
            <text:p>3.0329995</text:p>
          </table:table-cell>
          <table:table-cell table:style-name="ce10" table:formula="of:=[.$B7]+[.O$1] * ([.$B8]-[.$B7])" office:value-type="float" office:value="3.15512751142816" calcext:value-type="float">
            <text:p>3.1551275</text:p>
          </table:table-cell>
          <table:table-cell table:style-name="ce10" table:formula="of:=[.$B7]+[.P$1] * ([.$B8]-[.$B7])" office:value-type="float" office:value="3.22840434289004" calcext:value-type="float">
            <text:p>3.2284043</text:p>
          </table:table-cell>
          <table:table-cell table:style-name="ce10" table:formula="of:=[.$B7]+[.Q$1] * ([.$B8]-[.$B7])" office:value-type="float" office:value="3.39938361630112" calcext:value-type="float">
            <text:p>3.3993836</text:p>
          </table:table-cell>
          <table:table-cell table:style-name="ce10" table:formula="of:=[.$B7]+[.R$1] * ([.$B8]-[.$B7])" office:value-type="float" office:value="3.5215116687376" calcext:value-type="float">
            <text:p>3.5215117</text:p>
          </table:table-cell>
          <table:table-cell table:style-name="ce11" table:formula="of:=[.C7]/[.$S$1]" office:value-type="float" office:value="0.0530082980279312" calcext:value-type="float">
            <text:p>0.0530083</text:p>
          </table:table-cell>
          <table:table-cell table:style-name="ce11" table:formula="of:=[.D7]/[.$S$1]" office:value-type="float" office:value="0.0629467709523927" calcext:value-type="float">
            <text:p>0.0629468</text:p>
          </table:table-cell>
          <table:table-cell table:style-name="ce11" table:formula="of:=[.E7]/[.$S$1]" office:value-type="float" office:value="0.057977534490162" calcext:value-type="float">
            <text:p>0.0579775</text:p>
          </table:table-cell>
          <table:table-cell table:style-name="ce11" table:formula="of:=[.F7]/[.$S$1]" office:value-type="float" office:value="0.0679160074146237" calcext:value-type="float">
            <text:p>0.0679160</text:p>
          </table:table-cell>
          <table:table-cell table:style-name="ce11" table:formula="of:=[.G7]/[.$S$1]" office:value-type="float" office:value="0.0554929162590466" calcext:value-type="float">
            <text:p>0.0554929</text:p>
          </table:table-cell>
          <table:table-cell table:style-name="ce11" table:formula="of:=[.H7]/[.$S$1]" office:value-type="float" office:value="0.0604621527212773" calcext:value-type="float">
            <text:p>0.0604622</text:p>
          </table:table-cell>
          <table:table-cell table:style-name="ce11" table:formula="of:=[.I7]/[.$S$1]" office:value-type="float" office:value="0.0664252364759544" calcext:value-type="float">
            <text:p>0.0664252</text:p>
          </table:table-cell>
          <table:table-cell table:style-name="ce11" table:formula="of:=[.J7]/[.$S$1]" office:value-type="float" office:value="0.070400625645739" calcext:value-type="float">
            <text:p>0.0704006</text:p>
          </table:table-cell>
          <table:table-cell table:style-name="ce11" table:formula="of:=[.K7]/[.$S$1]" office:value-type="float" office:value="0.0542506071434889" calcext:value-type="float">
            <text:p>0.0542506</text:p>
          </table:table-cell>
          <table:table-cell table:style-name="ce11" table:formula="of:=[.L7]/[.$S$1]" office:value-type="float" office:value="0.0567352253746043" calcext:value-type="float">
            <text:p>0.0567352</text:p>
          </table:table-cell>
          <table:table-cell table:style-name="ce11" table:formula="of:=[.M7]/[.$S$1]" office:value-type="float" office:value="0.0592198436057196" calcext:value-type="float">
            <text:p>0.0592198</text:p>
          </table:table-cell>
          <table:table-cell table:style-name="ce11" table:formula="of:=[.N7]/[.$S$1]" office:value-type="float" office:value="0.061704461836835" calcext:value-type="float">
            <text:p>0.0617045</text:p>
          </table:table-cell>
          <table:table-cell table:style-name="ce11" table:formula="of:=[.O7]/[.$S$1]" office:value-type="float" office:value="0.0641890800679506" calcext:value-type="float">
            <text:p>0.0641891</text:p>
          </table:table-cell>
          <table:table-cell table:style-name="ce11" table:formula="of:=[.P7]/[.$S$1]" office:value-type="float" office:value="0.0656798510066197" calcext:value-type="float">
            <text:p>0.0656799</text:p>
          </table:table-cell>
          <table:table-cell table:style-name="ce11" table:formula="of:=[.Q7]/[.$S$1]" office:value-type="float" office:value="0.0691583165301813" calcext:value-type="float">
            <text:p>0.0691583</text:p>
          </table:table-cell>
          <table:table-cell table:style-name="ce11" table:formula="of:=[.R7]/[.$S$1]" office:value-type="float" office:value="0.0716429347612967" calcext:value-type="float">
            <text:p>0.0716429</text:p>
          </table:table-cell>
          <table:table-cell table:number-columns-repeated="990"/>
        </table:table-row>
        <table:table-row table:style-name="ro1">
          <table:table-cell table:formula="of:=[.A7]+[.A6]" office:value-type="float" office:value="21" calcext:value-type="float">
            <text:p>21</text:p>
          </table:table-cell>
          <table:table-cell table:style-name="ce7" table:formula="of:=[.A8]^[.$B$1] - 1" office:value-type="float" office:value="3.58257569495584" calcext:value-type="float">
            <text:p>3.5825757</text:p>
          </table:table-cell>
          <table:table-cell table:style-name="ce10" table:formula="of:=[.$B8]+[.C$1] * ([.$B9]-[.$B8])" office:value-type="float" office:value="3.58257569495584" calcext:value-type="float">
            <text:p>3.5825757</text:p>
          </table:table-cell>
          <table:table-cell table:style-name="ce10" table:formula="of:=[.$B8]+[.D$1] * ([.$B9]-[.$B8])" office:value-type="float" office:value="4.20676379490057" calcext:value-type="float">
            <text:p>4.2067638</text:p>
          </table:table-cell>
          <table:table-cell table:style-name="ce10" table:formula="of:=[.$B8]+[.E$1] * ([.$B9]-[.$B8])" office:value-type="float" office:value="3.8946697449282" calcext:value-type="float">
            <text:p>3.8946697</text:p>
          </table:table-cell>
          <table:table-cell table:style-name="ce10" table:formula="of:=[.$B8]+[.F$1] * ([.$B9]-[.$B8])" office:value-type="float" office:value="4.51885784487294" calcext:value-type="float">
            <text:p>4.5188578</text:p>
          </table:table-cell>
          <table:table-cell table:style-name="ce10" table:formula="of:=[.$B8]+[.G$1] * ([.$B9]-[.$B8])" office:value-type="float" office:value="3.73862271994202" calcext:value-type="float">
            <text:p>3.7386227</text:p>
          </table:table-cell>
          <table:table-cell table:style-name="ce10" table:formula="of:=[.$B8]+[.H$1] * ([.$B9]-[.$B8])" office:value-type="float" office:value="4.05071676991439" calcext:value-type="float">
            <text:p>4.0507168</text:p>
          </table:table-cell>
          <table:table-cell table:style-name="ce10" table:formula="of:=[.$B8]+[.I$1] * ([.$B9]-[.$B8])" office:value-type="float" office:value="4.42522962988123" calcext:value-type="float">
            <text:p>4.4252296</text:p>
          </table:table-cell>
          <table:table-cell table:style-name="ce10" table:formula="of:=[.$B8]+[.J$1] * ([.$B9]-[.$B8])" office:value-type="float" office:value="4.67490486985912" calcext:value-type="float">
            <text:p>4.6749049</text:p>
          </table:table-cell>
          <table:table-cell table:style-name="ce10" table:formula="of:=[.$B8]+[.K$1] * ([.$B9]-[.$B8])" office:value-type="float" office:value="3.66059920744893" calcext:value-type="float">
            <text:p>3.6605992</text:p>
          </table:table-cell>
          <table:table-cell table:style-name="ce10" table:formula="of:=[.$B8]+[.L$1] * ([.$B9]-[.$B8])" office:value-type="float" office:value="3.81664623243511" calcext:value-type="float">
            <text:p>3.8166462</text:p>
          </table:table-cell>
          <table:table-cell table:style-name="ce10" table:formula="of:=[.$B8]+[.M$1] * ([.$B9]-[.$B8])" office:value-type="float" office:value="3.9726932574213" calcext:value-type="float">
            <text:p>3.9726933</text:p>
          </table:table-cell>
          <table:table-cell table:style-name="ce10" table:formula="of:=[.$B8]+[.N$1] * ([.$B9]-[.$B8])" office:value-type="float" office:value="4.12874028240748" calcext:value-type="float">
            <text:p>4.1287403</text:p>
          </table:table-cell>
          <table:table-cell table:style-name="ce10" table:formula="of:=[.$B8]+[.O$1] * ([.$B9]-[.$B8])" office:value-type="float" office:value="4.28478730739366" calcext:value-type="float">
            <text:p>4.2847873</text:p>
          </table:table-cell>
          <table:table-cell table:style-name="ce10" table:formula="of:=[.$B8]+[.P$1] * ([.$B9]-[.$B8])" office:value-type="float" office:value="4.37841552238537" calcext:value-type="float">
            <text:p>4.3784155</text:p>
          </table:table-cell>
          <table:table-cell table:style-name="ce10" table:formula="of:=[.$B8]+[.Q$1] * ([.$B9]-[.$B8])" office:value-type="float" office:value="4.59688135736603" calcext:value-type="float">
            <text:p>4.5968814</text:p>
          </table:table-cell>
          <table:table-cell table:style-name="ce10" table:formula="of:=[.$B8]+[.R$1] * ([.$B9]-[.$B8])" office:value-type="float" office:value="4.75292838235221" calcext:value-type="float">
            <text:p>4.7529284</text:p>
          </table:table-cell>
          <table:table-cell table:style-name="ce11" table:formula="of:=[.C8]/[.$S$1]" office:value-type="float" office:value="0.0728852438768544" calcext:value-type="float">
            <text:p>0.0728852</text:p>
          </table:table-cell>
          <table:table-cell table:style-name="ce11" table:formula="of:=[.D8]/[.$S$1]" office:value-type="float" office:value="0.0855839572504633" calcext:value-type="float">
            <text:p>0.0855840</text:p>
          </table:table-cell>
          <table:table-cell table:style-name="ce11" table:formula="of:=[.E8]/[.$S$1]" office:value-type="float" office:value="0.0792346005636588" calcext:value-type="float">
            <text:p>0.0792346</text:p>
          </table:table-cell>
          <table:table-cell table:style-name="ce11" table:formula="of:=[.F8]/[.$S$1]" office:value-type="float" office:value="0.0919333139372679" calcext:value-type="float">
            <text:p>0.0919333</text:p>
          </table:table-cell>
          <table:table-cell table:style-name="ce11" table:formula="of:=[.G8]/[.$S$1]" office:value-type="float" office:value="0.0760599222202566" calcext:value-type="float">
            <text:p>0.0760599</text:p>
          </table:table-cell>
          <table:table-cell table:style-name="ce11" table:formula="of:=[.H8]/[.$S$1]" office:value-type="float" office:value="0.0824092789070611" calcext:value-type="float">
            <text:p>0.0824093</text:p>
          </table:table-cell>
          <table:table-cell table:style-name="ce11" table:formula="of:=[.I8]/[.$S$1]" office:value-type="float" office:value="0.0900285069312265" calcext:value-type="float">
            <text:p>0.0900285</text:p>
          </table:table-cell>
          <table:table-cell table:style-name="ce11" table:formula="of:=[.J8]/[.$S$1]" office:value-type="float" office:value="0.0951079922806701" calcext:value-type="float">
            <text:p>0.0951080</text:p>
          </table:table-cell>
          <table:table-cell table:style-name="ce11" table:formula="of:=[.K8]/[.$S$1]" office:value-type="float" office:value="0.0744725830485555" calcext:value-type="float">
            <text:p>0.0744726</text:p>
          </table:table-cell>
          <table:table-cell table:style-name="ce11" table:formula="of:=[.L8]/[.$S$1]" office:value-type="float" office:value="0.0776472613919577" calcext:value-type="float">
            <text:p>0.0776473</text:p>
          </table:table-cell>
          <table:table-cell table:style-name="ce11" table:formula="of:=[.M8]/[.$S$1]" office:value-type="float" office:value="0.08082193973536" calcext:value-type="float">
            <text:p>0.0808219</text:p>
          </table:table-cell>
          <table:table-cell table:style-name="ce11" table:formula="of:=[.N8]/[.$S$1]" office:value-type="float" office:value="0.0839966180787622" calcext:value-type="float">
            <text:p>0.0839966</text:p>
          </table:table-cell>
          <table:table-cell table:style-name="ce11" table:formula="of:=[.O8]/[.$S$1]" office:value-type="float" office:value="0.0871712964221644" calcext:value-type="float">
            <text:p>0.0871713</text:p>
          </table:table-cell>
          <table:table-cell table:style-name="ce11" table:formula="of:=[.P8]/[.$S$1]" office:value-type="float" office:value="0.0890761034282058" calcext:value-type="float">
            <text:p>0.0890761</text:p>
          </table:table-cell>
          <table:table-cell table:style-name="ce11" table:formula="of:=[.Q8]/[.$S$1]" office:value-type="float" office:value="0.093520653108969" calcext:value-type="float">
            <text:p>0.0935207</text:p>
          </table:table-cell>
          <table:table-cell table:style-name="ce11" table:formula="of:=[.R8]/[.$S$1]" office:value-type="float" office:value="0.0966953314523711" calcext:value-type="float">
            <text:p>0.0966953</text:p>
          </table:table-cell>
          <table:table-cell table:number-columns-repeated="990"/>
        </table:table-row>
        <table:table-row table:style-name="ro1">
          <table:table-cell table:formula="of:=[.A8]+[.A7]" office:value-type="float" office:value="34" calcext:value-type="float">
            <text:p>34</text:p>
          </table:table-cell>
          <table:table-cell table:style-name="ce7" table:formula="of:=[.A9]^[.$B$1] - 1" office:value-type="float" office:value="4.8309518948453" calcext:value-type="float">
            <text:p>4.8309519</text:p>
          </table:table-cell>
          <table:table-cell table:style-name="ce10" table:formula="of:=[.$B9]+[.C$1] * ([.$B10]-[.$B9])" office:value-type="float" office:value="4.8309518948453" calcext:value-type="float">
            <text:p>4.8309519</text:p>
          </table:table-cell>
          <table:table-cell table:style-name="ce10" table:formula="of:=[.$B9]+[.D$1] * ([.$B10]-[.$B9])" office:value-type="float" office:value="5.62357519097048" calcext:value-type="float">
            <text:p>5.6235752</text:p>
          </table:table-cell>
          <table:table-cell table:style-name="ce10" table:formula="of:=[.$B9]+[.E$1] * ([.$B10]-[.$B9])" office:value-type="float" office:value="5.22726354290789" calcext:value-type="float">
            <text:p>5.2272635</text:p>
          </table:table-cell>
          <table:table-cell table:style-name="ce10" table:formula="of:=[.$B9]+[.F$1] * ([.$B10]-[.$B9])" office:value-type="float" office:value="6.01988683903307" calcext:value-type="float">
            <text:p>6.0198868</text:p>
          </table:table-cell>
          <table:table-cell table:style-name="ce10" table:formula="of:=[.$B9]+[.G$1] * ([.$B10]-[.$B9])" office:value-type="float" office:value="5.0291077188766" calcext:value-type="float">
            <text:p>5.0291077</text:p>
          </table:table-cell>
          <table:table-cell table:style-name="ce10" table:formula="of:=[.$B9]+[.H$1] * ([.$B10]-[.$B9])" office:value-type="float" office:value="5.42541936693919" calcext:value-type="float">
            <text:p>5.4254194</text:p>
          </table:table-cell>
          <table:table-cell table:style-name="ce10" table:formula="of:=[.$B9]+[.I$1] * ([.$B10]-[.$B9])" office:value-type="float" office:value="5.9009933446143" calcext:value-type="float">
            <text:p>5.9009933</text:p>
          </table:table-cell>
          <table:table-cell table:style-name="ce10" table:formula="of:=[.$B9]+[.J$1] * ([.$B10]-[.$B9])" office:value-type="float" office:value="6.21804266306437" calcext:value-type="float">
            <text:p>6.2180427</text:p>
          </table:table-cell>
          <table:table-cell table:style-name="ce10" table:formula="of:=[.$B9]+[.K$1] * ([.$B10]-[.$B9])" office:value-type="float" office:value="4.93002980686095" calcext:value-type="float">
            <text:p>4.9300298</text:p>
          </table:table-cell>
          <table:table-cell table:style-name="ce10" table:formula="of:=[.$B9]+[.L$1] * ([.$B10]-[.$B9])" office:value-type="float" office:value="5.12818563089224" calcext:value-type="float">
            <text:p>5.1281856</text:p>
          </table:table-cell>
          <table:table-cell table:style-name="ce10" table:formula="of:=[.$B9]+[.M$1] * ([.$B10]-[.$B9])" office:value-type="float" office:value="5.32634145492354" calcext:value-type="float">
            <text:p>5.3263415</text:p>
          </table:table-cell>
          <table:table-cell table:style-name="ce10" table:formula="of:=[.$B9]+[.N$1] * ([.$B10]-[.$B9])" office:value-type="float" office:value="5.52449727895483" calcext:value-type="float">
            <text:p>5.5244973</text:p>
          </table:table-cell>
          <table:table-cell table:style-name="ce10" table:formula="of:=[.$B9]+[.O$1] * ([.$B10]-[.$B9])" office:value-type="float" office:value="5.72265310298613" calcext:value-type="float">
            <text:p>5.7226531</text:p>
          </table:table-cell>
          <table:table-cell table:style-name="ce10" table:formula="of:=[.$B9]+[.P$1] * ([.$B10]-[.$B9])" office:value-type="float" office:value="5.84154659740491" calcext:value-type="float">
            <text:p>5.8415466</text:p>
          </table:table-cell>
          <table:table-cell table:style-name="ce10" table:formula="of:=[.$B9]+[.Q$1] * ([.$B10]-[.$B9])" office:value-type="float" office:value="6.11896475104872" calcext:value-type="float">
            <text:p>6.1189648</text:p>
          </table:table-cell>
          <table:table-cell table:style-name="ce10" table:formula="of:=[.$B9]+[.R$1] * ([.$B10]-[.$B9])" office:value-type="float" office:value="6.31712057508002" calcext:value-type="float">
            <text:p>6.3171206</text:p>
          </table:table-cell>
          <table:table-cell table:style-name="ce11" table:formula="of:=[.C9]/[.$S$1]" office:value-type="float" office:value="0.0982826706240722" calcext:value-type="float">
            <text:p>0.0982827</text:p>
          </table:table-cell>
          <table:table-cell table:style-name="ce11" table:formula="of:=[.D9]/[.$S$1]" office:value-type="float" office:value="0.114408091873901" calcext:value-type="float">
            <text:p>0.1144081</text:p>
          </table:table-cell>
          <table:table-cell table:style-name="ce11" table:formula="of:=[.E9]/[.$S$1]" office:value-type="float" office:value="0.106345381248986" calcext:value-type="float">
            <text:p>0.1063454</text:p>
          </table:table-cell>
          <table:table-cell table:style-name="ce11" table:formula="of:=[.F9]/[.$S$1]" office:value-type="float" office:value="0.122470802498815" calcext:value-type="float">
            <text:p>0.1224708</text:p>
          </table:table-cell>
          <table:table-cell table:style-name="ce11" table:formula="of:=[.G9]/[.$S$1]" office:value-type="float" office:value="0.102314025936529" calcext:value-type="float">
            <text:p>0.1023140</text:p>
          </table:table-cell>
          <table:table-cell table:style-name="ce11" table:formula="of:=[.H9]/[.$S$1]" office:value-type="float" office:value="0.110376736561444" calcext:value-type="float">
            <text:p>0.1103767</text:p>
          </table:table-cell>
          <table:table-cell table:style-name="ce11" table:formula="of:=[.I9]/[.$S$1]" office:value-type="float" office:value="0.120051989311341" calcext:value-type="float">
            <text:p>0.1200520</text:p>
          </table:table-cell>
          <table:table-cell table:style-name="ce11" table:formula="of:=[.J9]/[.$S$1]" office:value-type="float" office:value="0.126502157811272" calcext:value-type="float">
            <text:p>0.1265022</text:p>
          </table:table-cell>
          <table:table-cell table:style-name="ce11" table:formula="of:=[.K9]/[.$S$1]" office:value-type="float" office:value="0.100298348280301" calcext:value-type="float">
            <text:p>0.1002983</text:p>
          </table:table-cell>
          <table:table-cell table:style-name="ce11" table:formula="of:=[.L9]/[.$S$1]" office:value-type="float" office:value="0.104329703592758" calcext:value-type="float">
            <text:p>0.1043297</text:p>
          </table:table-cell>
          <table:table-cell table:style-name="ce11" table:formula="of:=[.M9]/[.$S$1]" office:value-type="float" office:value="0.108361058905215" calcext:value-type="float">
            <text:p>0.1083611</text:p>
          </table:table-cell>
          <table:table-cell table:style-name="ce11" table:formula="of:=[.N9]/[.$S$1]" office:value-type="float" office:value="0.112392414217672" calcext:value-type="float">
            <text:p>0.1123924</text:p>
          </table:table-cell>
          <table:table-cell table:style-name="ce11" table:formula="of:=[.O9]/[.$S$1]" office:value-type="float" office:value="0.116423769530129" calcext:value-type="float">
            <text:p>0.1164238</text:p>
          </table:table-cell>
          <table:table-cell table:style-name="ce11" table:formula="of:=[.P9]/[.$S$1]" office:value-type="float" office:value="0.118842582717604" calcext:value-type="float">
            <text:p>0.1188426</text:p>
          </table:table-cell>
          <table:table-cell table:style-name="ce11" table:formula="of:=[.Q9]/[.$S$1]" office:value-type="float" office:value="0.124486480155044" calcext:value-type="float">
            <text:p>0.1244865</text:p>
          </table:table-cell>
          <table:table-cell table:style-name="ce11" table:formula="of:=[.R9]/[.$S$1]" office:value-type="float" office:value="0.128517835467501" calcext:value-type="float">
            <text:p>0.1285178</text:p>
          </table:table-cell>
          <table:table-cell table:number-columns-repeated="990"/>
        </table:table-row>
        <table:table-row table:style-name="ro1">
          <table:table-cell table:formula="of:=[.A9]+[.A8]" office:value-type="float" office:value="55" calcext:value-type="float">
            <text:p>55</text:p>
          </table:table-cell>
          <table:table-cell table:style-name="ce7" table:formula="of:=[.A10]^[.$B$1] - 1" office:value-type="float" office:value="6.41619848709566" calcext:value-type="float">
            <text:p>6.4161985</text:p>
          </table:table-cell>
          <table:table-cell table:style-name="ce10" table:formula="of:=[.$B10]+[.C$1] * ([.$B11]-[.$B10])" office:value-type="float" office:value="6.41619848709566" calcext:value-type="float">
            <text:p>6.4161985</text:p>
          </table:table-cell>
          <table:table-cell table:style-name="ce10" table:formula="of:=[.$B10]+[.D$1] * ([.$B11]-[.$B10])" office:value-type="float" office:value="7.42508980957613" calcext:value-type="float">
            <text:p>7.4250898</text:p>
          </table:table-cell>
          <table:table-cell table:style-name="ce10" table:formula="of:=[.$B10]+[.E$1] * ([.$B11]-[.$B10])" office:value-type="float" office:value="6.9206441483359" calcext:value-type="float">
            <text:p>6.9206441</text:p>
          </table:table-cell>
          <table:table-cell table:style-name="ce10" table:formula="of:=[.$B10]+[.F$1] * ([.$B11]-[.$B10])" office:value-type="float" office:value="7.92953547081637" calcext:value-type="float">
            <text:p>7.9295355</text:p>
          </table:table-cell>
          <table:table-cell table:style-name="ce10" table:formula="of:=[.$B10]+[.G$1] * ([.$B11]-[.$B10])" office:value-type="float" office:value="6.66842131771578" calcext:value-type="float">
            <text:p>6.6684213</text:p>
          </table:table-cell>
          <table:table-cell table:style-name="ce10" table:formula="of:=[.$B10]+[.H$1] * ([.$B11]-[.$B10])" office:value-type="float" office:value="7.17286697895602" calcext:value-type="float">
            <text:p>7.1728670</text:p>
          </table:table-cell>
          <table:table-cell table:style-name="ce10" table:formula="of:=[.$B10]+[.I$1] * ([.$B11]-[.$B10])" office:value-type="float" office:value="7.7782017724443" calcext:value-type="float">
            <text:p>7.7782018</text:p>
          </table:table-cell>
          <table:table-cell table:style-name="ce10" table:formula="of:=[.$B10]+[.J$1] * ([.$B11]-[.$B10])" office:value-type="float" office:value="8.18175830143649" calcext:value-type="float">
            <text:p>8.1817583</text:p>
          </table:table-cell>
          <table:table-cell table:style-name="ce10" table:formula="of:=[.$B10]+[.K$1] * ([.$B11]-[.$B10])" office:value-type="float" office:value="6.54230990240572" calcext:value-type="float">
            <text:p>6.5423099</text:p>
          </table:table-cell>
          <table:table-cell table:style-name="ce10" table:formula="of:=[.$B10]+[.L$1] * ([.$B11]-[.$B10])" office:value-type="float" office:value="6.79453273302584" calcext:value-type="float">
            <text:p>6.7945327</text:p>
          </table:table-cell>
          <table:table-cell table:style-name="ce10" table:formula="of:=[.$B10]+[.M$1] * ([.$B11]-[.$B10])" office:value-type="float" office:value="7.04675556364596" calcext:value-type="float">
            <text:p>7.0467556</text:p>
          </table:table-cell>
          <table:table-cell table:style-name="ce10" table:formula="of:=[.$B10]+[.N$1] * ([.$B11]-[.$B10])" office:value-type="float" office:value="7.29897839426607" calcext:value-type="float">
            <text:p>7.2989784</text:p>
          </table:table-cell>
          <table:table-cell table:style-name="ce10" table:formula="of:=[.$B10]+[.O$1] * ([.$B11]-[.$B10])" office:value-type="float" office:value="7.55120122488619" calcext:value-type="float">
            <text:p>7.5512012</text:p>
          </table:table-cell>
          <table:table-cell table:style-name="ce10" table:formula="of:=[.$B10]+[.P$1] * ([.$B11]-[.$B10])" office:value-type="float" office:value="7.70253492325826" calcext:value-type="float">
            <text:p>7.7025349</text:p>
          </table:table-cell>
          <table:table-cell table:style-name="ce10" table:formula="of:=[.$B10]+[.Q$1] * ([.$B11]-[.$B10])" office:value-type="float" office:value="8.05564688612643" calcext:value-type="float">
            <text:p>8.0556469</text:p>
          </table:table-cell>
          <table:table-cell table:style-name="ce10" table:formula="of:=[.$B10]+[.R$1] * ([.$B11]-[.$B10])" office:value-type="float" office:value="8.30786971674655" calcext:value-type="float">
            <text:p>8.3078697</text:p>
          </table:table-cell>
          <table:table-cell table:style-name="ce11" table:formula="of:=[.C10]/[.$S$1]" office:value-type="float" office:value="0.130533513123729" calcext:value-type="float">
            <text:p>0.1305335</text:p>
          </table:table-cell>
          <table:table-cell table:style-name="ce11" table:formula="of:=[.D10]/[.$S$1]" office:value-type="float" office:value="0.151058771023448" calcext:value-type="float">
            <text:p>0.1510588</text:p>
          </table:table-cell>
          <table:table-cell table:style-name="ce11" table:formula="of:=[.E10]/[.$S$1]" office:value-type="float" office:value="0.140796142073588" calcext:value-type="float">
            <text:p>0.1407961</text:p>
          </table:table-cell>
          <table:table-cell table:style-name="ce11" table:formula="of:=[.F10]/[.$S$1]" office:value-type="float" office:value="0.161321399973307" calcext:value-type="float">
            <text:p>0.1613214</text:p>
          </table:table-cell>
          <table:table-cell table:style-name="ce11" table:formula="of:=[.G10]/[.$S$1]" office:value-type="float" office:value="0.135664827598659" calcext:value-type="float">
            <text:p>0.1356648</text:p>
          </table:table-cell>
          <table:table-cell table:style-name="ce11" table:formula="of:=[.H10]/[.$S$1]" office:value-type="float" office:value="0.145927456548518" calcext:value-type="float">
            <text:p>0.1459275</text:p>
          </table:table-cell>
          <table:table-cell table:style-name="ce11" table:formula="of:=[.I10]/[.$S$1]" office:value-type="float" office:value="0.158242611288349" calcext:value-type="float">
            <text:p>0.1582426</text:p>
          </table:table-cell>
          <table:table-cell table:style-name="ce11" table:formula="of:=[.J10]/[.$S$1]" office:value-type="float" office:value="0.166452714448236" calcext:value-type="float">
            <text:p>0.1664527</text:p>
          </table:table-cell>
          <table:table-cell table:style-name="ce11" table:formula="of:=[.K10]/[.$S$1]" office:value-type="float" office:value="0.133099170361194" calcext:value-type="float">
            <text:p>0.1330992</text:p>
          </table:table-cell>
          <table:table-cell table:style-name="ce11" table:formula="of:=[.L10]/[.$S$1]" office:value-type="float" office:value="0.138230484836124" calcext:value-type="float">
            <text:p>0.1382305</text:p>
          </table:table-cell>
          <table:table-cell table:style-name="ce11" table:formula="of:=[.M10]/[.$S$1]" office:value-type="float" office:value="0.143361799311053" calcext:value-type="float">
            <text:p>0.1433618</text:p>
          </table:table-cell>
          <table:table-cell table:style-name="ce11" table:formula="of:=[.N10]/[.$S$1]" office:value-type="float" office:value="0.148493113785983" calcext:value-type="float">
            <text:p>0.1484931</text:p>
          </table:table-cell>
          <table:table-cell table:style-name="ce11" table:formula="of:=[.O10]/[.$S$1]" office:value-type="float" office:value="0.153624428260912" calcext:value-type="float">
            <text:p>0.1536244</text:p>
          </table:table-cell>
          <table:table-cell table:style-name="ce11" table:formula="of:=[.P10]/[.$S$1]" office:value-type="float" office:value="0.15670321694587" calcext:value-type="float">
            <text:p>0.1567032</text:p>
          </table:table-cell>
          <table:table-cell table:style-name="ce11" table:formula="of:=[.Q10]/[.$S$1]" office:value-type="float" office:value="0.163887057210772" calcext:value-type="float">
            <text:p>0.1638871</text:p>
          </table:table-cell>
          <table:table-cell table:style-name="ce11" table:formula="of:=[.R10]/[.$S$1]" office:value-type="float" office:value="0.169018371685701" calcext:value-type="float">
            <text:p>0.1690184</text:p>
          </table:table-cell>
          <table:table-cell table:number-columns-repeated="990"/>
        </table:table-row>
        <table:table-row table:style-name="ro1">
          <table:table-cell table:formula="of:=[.A10]+[.A9]" office:value-type="float" office:value="89" calcext:value-type="float">
            <text:p>89</text:p>
          </table:table-cell>
          <table:table-cell table:style-name="ce7" table:formula="of:=[.A11]^[.$B$1] - 1" office:value-type="float" office:value="8.4339811320566" calcext:value-type="float">
            <text:p>8.4339811</text:p>
          </table:table-cell>
          <table:table-cell table:style-name="ce10" table:formula="of:=[.$B11]+[.C$1] * ([.$B12]-[.$B11])" office:value-type="float" office:value="8.4339811320566" calcext:value-type="float">
            <text:p>8.4339811</text:p>
          </table:table-cell>
          <table:table-cell table:style-name="ce10" table:formula="of:=[.$B11]+[.D$1] * ([.$B12]-[.$B11])" office:value-type="float" office:value="9.7169905660283" calcext:value-type="float">
            <text:p>9.7169906</text:p>
          </table:table-cell>
          <table:table-cell table:style-name="ce10" table:formula="of:=[.$B11]+[.E$1] * ([.$B12]-[.$B11])" office:value-type="float" office:value="9.07548584904245" calcext:value-type="float">
            <text:p>9.0754858</text:p>
          </table:table-cell>
          <table:table-cell table:style-name="ce10" table:formula="of:=[.$B11]+[.F$1] * ([.$B12]-[.$B11])" office:value-type="float" office:value="10.3584952830142" calcext:value-type="float">
            <text:p>10.3584953</text:p>
          </table:table-cell>
          <table:table-cell table:style-name="ce10" table:formula="of:=[.$B11]+[.G$1] * ([.$B12]-[.$B11])" office:value-type="float" office:value="8.75473349054953" calcext:value-type="float">
            <text:p>8.7547335</text:p>
          </table:table-cell>
          <table:table-cell table:style-name="ce10" table:formula="of:=[.$B11]+[.H$1] * ([.$B12]-[.$B11])" office:value-type="float" office:value="9.39623820753538" calcext:value-type="float">
            <text:p>9.3962382</text:p>
          </table:table-cell>
          <table:table-cell table:style-name="ce10" table:formula="of:=[.$B11]+[.I$1] * ([.$B12]-[.$B11])" office:value-type="float" office:value="10.1660438679184" calcext:value-type="float">
            <text:p>10.1660439</text:p>
          </table:table-cell>
          <table:table-cell table:style-name="ce10" table:formula="of:=[.$B11]+[.J$1] * ([.$B12]-[.$B11])" office:value-type="float" office:value="10.6792476415071" calcext:value-type="float">
            <text:p>10.6792476</text:p>
          </table:table-cell>
          <table:table-cell table:style-name="ce10" table:formula="of:=[.$B11]+[.K$1] * ([.$B12]-[.$B11])" office:value-type="float" office:value="8.59435731130307" calcext:value-type="float">
            <text:p>8.5943573</text:p>
          </table:table-cell>
          <table:table-cell table:style-name="ce10" table:formula="of:=[.$B11]+[.L$1] * ([.$B12]-[.$B11])" office:value-type="float" office:value="8.91510966979599" calcext:value-type="float">
            <text:p>8.9151097</text:p>
          </table:table-cell>
          <table:table-cell table:style-name="ce10" table:formula="of:=[.$B11]+[.M$1] * ([.$B12]-[.$B11])" office:value-type="float" office:value="9.23586202828892" calcext:value-type="float">
            <text:p>9.2358620</text:p>
          </table:table-cell>
          <table:table-cell table:style-name="ce10" table:formula="of:=[.$B11]+[.N$1] * ([.$B12]-[.$B11])" office:value-type="float" office:value="9.55661438678184" calcext:value-type="float">
            <text:p>9.5566144</text:p>
          </table:table-cell>
          <table:table-cell table:style-name="ce10" table:formula="of:=[.$B11]+[.O$1] * ([.$B12]-[.$B11])" office:value-type="float" office:value="9.87736674527476" calcext:value-type="float">
            <text:p>9.8773667</text:p>
          </table:table-cell>
          <table:table-cell table:style-name="ce10" table:formula="of:=[.$B11]+[.P$1] * ([.$B12]-[.$B11])" office:value-type="float" office:value="10.0698181603705" calcext:value-type="float">
            <text:p>10.0698182</text:p>
          </table:table-cell>
          <table:table-cell table:style-name="ce10" table:formula="of:=[.$B11]+[.Q$1] * ([.$B12]-[.$B11])" office:value-type="float" office:value="10.5188714622606" calcext:value-type="float">
            <text:p>10.5188715</text:p>
          </table:table-cell>
          <table:table-cell table:style-name="ce10" table:formula="of:=[.$B11]+[.R$1] * ([.$B12]-[.$B11])" office:value-type="float" office:value="10.8396238207535" calcext:value-type="float">
            <text:p>10.8396238</text:p>
          </table:table-cell>
          <table:table-cell table:style-name="ce11" table:formula="of:=[.C11]/[.$S$1]" office:value-type="float" office:value="0.171584028923166" calcext:value-type="float">
            <text:p>0.1715840</text:p>
          </table:table-cell>
          <table:table-cell table:style-name="ce11" table:formula="of:=[.D11]/[.$S$1]" office:value-type="float" office:value="0.197686046983243" calcext:value-type="float">
            <text:p>0.1976860</text:p>
          </table:table-cell>
          <table:table-cell table:style-name="ce11" table:formula="of:=[.E11]/[.$S$1]" office:value-type="float" office:value="0.184635037953205" calcext:value-type="float">
            <text:p>0.1846350</text:p>
          </table:table-cell>
          <table:table-cell table:style-name="ce11" table:formula="of:=[.F11]/[.$S$1]" office:value-type="float" office:value="0.210737056013283" calcext:value-type="float">
            <text:p>0.2107371</text:p>
          </table:table-cell>
          <table:table-cell table:style-name="ce11" table:formula="of:=[.G11]/[.$S$1]" office:value-type="float" office:value="0.178109533438185" calcext:value-type="float">
            <text:p>0.1781095</text:p>
          </table:table-cell>
          <table:table-cell table:style-name="ce11" table:formula="of:=[.H11]/[.$S$1]" office:value-type="float" office:value="0.191160542468224" calcext:value-type="float">
            <text:p>0.1911605</text:p>
          </table:table-cell>
          <table:table-cell table:style-name="ce11" table:formula="of:=[.I11]/[.$S$1]" office:value-type="float" office:value="0.206821753304271" calcext:value-type="float">
            <text:p>0.2068218</text:p>
          </table:table-cell>
          <table:table-cell table:style-name="ce11" table:formula="of:=[.J11]/[.$S$1]" office:value-type="float" office:value="0.217262560528302" calcext:value-type="float">
            <text:p>0.2172626</text:p>
          </table:table-cell>
          <table:table-cell table:style-name="ce11" table:formula="of:=[.K11]/[.$S$1]" office:value-type="float" office:value="0.174846781180676" calcext:value-type="float">
            <text:p>0.1748468</text:p>
          </table:table-cell>
          <table:table-cell table:style-name="ce11" table:formula="of:=[.L11]/[.$S$1]" office:value-type="float" office:value="0.181372285695695" calcext:value-type="float">
            <text:p>0.1813723</text:p>
          </table:table-cell>
          <table:table-cell table:style-name="ce11" table:formula="of:=[.M11]/[.$S$1]" office:value-type="float" office:value="0.187897790210714" calcext:value-type="float">
            <text:p>0.1878978</text:p>
          </table:table-cell>
          <table:table-cell table:style-name="ce11" table:formula="of:=[.N11]/[.$S$1]" office:value-type="float" office:value="0.194423294725734" calcext:value-type="float">
            <text:p>0.1944233</text:p>
          </table:table-cell>
          <table:table-cell table:style-name="ce11" table:formula="of:=[.O11]/[.$S$1]" office:value-type="float" office:value="0.200948799240753" calcext:value-type="float">
            <text:p>0.2009488</text:p>
          </table:table-cell>
          <table:table-cell table:style-name="ce11" table:formula="of:=[.P11]/[.$S$1]" office:value-type="float" office:value="0.204864101949764" calcext:value-type="float">
            <text:p>0.2048641</text:p>
          </table:table-cell>
          <table:table-cell table:style-name="ce11" table:formula="of:=[.Q11]/[.$S$1]" office:value-type="float" office:value="0.213999808270792" calcext:value-type="float">
            <text:p>0.2139998</text:p>
          </table:table-cell>
          <table:table-cell table:style-name="ce11" table:formula="of:=[.R11]/[.$S$1]" office:value-type="float" office:value="0.220525312785811" calcext:value-type="float">
            <text:p>0.2205253</text:p>
          </table:table-cell>
          <table:table-cell table:number-columns-repeated="990"/>
        </table:table-row>
        <table:table-row table:style-name="ro1">
          <table:table-cell table:formula="of:=[.A11]+[.A10]" office:value-type="float" office:value="144" calcext:value-type="float">
            <text:p>144</text:p>
          </table:table-cell>
          <table:table-cell table:style-name="ce7" table:formula="of:=[.A12]^[.$B$1] - 1" office:value-type="float" office:value="11" calcext:value-type="float">
            <text:p>11.0000000</text:p>
          </table:table-cell>
          <table:table-cell table:style-name="ce10" table:formula="of:=[.$B12]+[.C$1] * ([.$B13]-[.$B12])" office:value-type="float" office:value="11" calcext:value-type="float">
            <text:p>11.0000000</text:p>
          </table:table-cell>
          <table:table-cell table:style-name="ce10" table:formula="of:=[.$B12]+[.D$1] * ([.$B13]-[.$B12])" office:value-type="float" office:value="12.6321687612369" calcext:value-type="float">
            <text:p>12.6321688</text:p>
          </table:table-cell>
          <table:table-cell table:style-name="ce10" table:formula="of:=[.$B12]+[.E$1] * ([.$B13]-[.$B12])" office:value-type="float" office:value="11.8160843806184" calcext:value-type="float">
            <text:p>11.8160844</text:p>
          </table:table-cell>
          <table:table-cell table:style-name="ce10" table:formula="of:=[.$B12]+[.F$1] * ([.$B13]-[.$B12])" office:value-type="float" office:value="13.4482531418553" calcext:value-type="float">
            <text:p>13.4482531</text:p>
          </table:table-cell>
          <table:table-cell table:style-name="ce10" table:formula="of:=[.$B12]+[.G$1] * ([.$B13]-[.$B12])" office:value-type="float" office:value="11.4080421903092" calcext:value-type="float">
            <text:p>11.4080422</text:p>
          </table:table-cell>
          <table:table-cell table:style-name="ce10" table:formula="of:=[.$B12]+[.H$1] * ([.$B13]-[.$B12])" office:value-type="float" office:value="12.2241265709277" calcext:value-type="float">
            <text:p>12.2241266</text:p>
          </table:table-cell>
          <table:table-cell table:style-name="ce10" table:formula="of:=[.$B12]+[.I$1] * ([.$B13]-[.$B12])" office:value-type="float" office:value="13.2034278276698" calcext:value-type="float">
            <text:p>13.2034278</text:p>
          </table:table-cell>
          <table:table-cell table:style-name="ce10" table:formula="of:=[.$B12]+[.J$1] * ([.$B13]-[.$B12])" office:value-type="float" office:value="13.8562953321645" calcext:value-type="float">
            <text:p>13.8562953</text:p>
          </table:table-cell>
          <table:table-cell table:style-name="ce10" table:formula="of:=[.$B12]+[.K$1] * ([.$B13]-[.$B12])" office:value-type="float" office:value="11.2040210951546" calcext:value-type="float">
            <text:p>11.2040211</text:p>
          </table:table-cell>
          <table:table-cell table:style-name="ce10" table:formula="of:=[.$B12]+[.L$1] * ([.$B13]-[.$B12])" office:value-type="float" office:value="11.6120632854638" calcext:value-type="float">
            <text:p>11.6120633</text:p>
          </table:table-cell>
          <table:table-cell table:style-name="ce10" table:formula="of:=[.$B12]+[.M$1] * ([.$B13]-[.$B12])" office:value-type="float" office:value="12.020105475773" calcext:value-type="float">
            <text:p>12.0201055</text:p>
          </table:table-cell>
          <table:table-cell table:style-name="ce10" table:formula="of:=[.$B12]+[.N$1] * ([.$B13]-[.$B12])" office:value-type="float" office:value="12.4281476660823" calcext:value-type="float">
            <text:p>12.4281477</text:p>
          </table:table-cell>
          <table:table-cell table:style-name="ce10" table:formula="of:=[.$B12]+[.O$1] * ([.$B13]-[.$B12])" office:value-type="float" office:value="12.8361898563915" calcext:value-type="float">
            <text:p>12.8361899</text:p>
          </table:table-cell>
          <table:table-cell table:style-name="ce10" table:formula="of:=[.$B12]+[.P$1] * ([.$B13]-[.$B12])" office:value-type="float" office:value="13.081015170577" calcext:value-type="float">
            <text:p>13.0810152</text:p>
          </table:table-cell>
          <table:table-cell table:style-name="ce10" table:formula="of:=[.$B12]+[.Q$1] * ([.$B13]-[.$B12])" office:value-type="float" office:value="13.6522742370099" calcext:value-type="float">
            <text:p>13.6522742</text:p>
          </table:table-cell>
          <table:table-cell table:style-name="ce10" table:formula="of:=[.$B12]+[.R$1] * ([.$B13]-[.$B12])" office:value-type="float" office:value="14.0603164273191" calcext:value-type="float">
            <text:p>14.0603164</text:p>
          </table:table-cell>
          <table:table-cell table:style-name="ce11" table:formula="of:=[.C12]/[.$S$1]" office:value-type="float" office:value="0.223788065043321" calcext:value-type="float">
            <text:p>0.2237881</text:p>
          </table:table-cell>
          <table:table-cell table:style-name="ce11" table:formula="of:=[.D12]/[.$S$1]" office:value-type="float" office:value="0.256993509488899" calcext:value-type="float">
            <text:p>0.2569935</text:p>
          </table:table-cell>
          <table:table-cell table:style-name="ce11" table:formula="of:=[.E12]/[.$S$1]" office:value-type="float" office:value="0.240390787266109" calcext:value-type="float">
            <text:p>0.2403908</text:p>
          </table:table-cell>
          <table:table-cell table:style-name="ce11" table:formula="of:=[.F12]/[.$S$1]" office:value-type="float" office:value="0.273596231711687" calcext:value-type="float">
            <text:p>0.2735962</text:p>
          </table:table-cell>
          <table:table-cell table:style-name="ce11" table:formula="of:=[.G12]/[.$S$1]" office:value-type="float" office:value="0.232089426154715" calcext:value-type="float">
            <text:p>0.2320894</text:p>
          </table:table-cell>
          <table:table-cell table:style-name="ce11" table:formula="of:=[.H12]/[.$S$1]" office:value-type="float" office:value="0.248692148377505" calcext:value-type="float">
            <text:p>0.2486921</text:p>
          </table:table-cell>
          <table:table-cell table:style-name="ce11" table:formula="of:=[.I12]/[.$S$1]" office:value-type="float" office:value="0.268615415044851" calcext:value-type="float">
            <text:p>0.2686154</text:p>
          </table:table-cell>
          <table:table-cell table:style-name="ce11" table:formula="of:=[.J12]/[.$S$1]" office:value-type="float" office:value="0.281897592823081" calcext:value-type="float">
            <text:p>0.2818976</text:p>
          </table:table-cell>
          <table:table-cell table:style-name="ce11" table:formula="of:=[.K12]/[.$S$1]" office:value-type="float" office:value="0.227938745599018" calcext:value-type="float">
            <text:p>0.2279387</text:p>
          </table:table-cell>
          <table:table-cell table:style-name="ce11" table:formula="of:=[.L12]/[.$S$1]" office:value-type="float" office:value="0.236240106710412" calcext:value-type="float">
            <text:p>0.2362401</text:p>
          </table:table-cell>
          <table:table-cell table:style-name="ce11" table:formula="of:=[.M12]/[.$S$1]" office:value-type="float" office:value="0.244541467821806" calcext:value-type="float">
            <text:p>0.2445415</text:p>
          </table:table-cell>
          <table:table-cell table:style-name="ce11" table:formula="of:=[.N12]/[.$S$1]" office:value-type="float" office:value="0.252842828933202" calcext:value-type="float">
            <text:p>0.2528428</text:p>
          </table:table-cell>
          <table:table-cell table:style-name="ce11" table:formula="of:=[.O12]/[.$S$1]" office:value-type="float" office:value="0.261144190044596" calcext:value-type="float">
            <text:p>0.2611442</text:p>
          </table:table-cell>
          <table:table-cell table:style-name="ce11" table:formula="of:=[.P12]/[.$S$1]" office:value-type="float" office:value="0.266125006711432" calcext:value-type="float">
            <text:p>0.2661250</text:p>
          </table:table-cell>
          <table:table-cell table:style-name="ce11" table:formula="of:=[.Q12]/[.$S$1]" office:value-type="float" office:value="0.277746912267384" calcext:value-type="float">
            <text:p>0.2777469</text:p>
          </table:table-cell>
          <table:table-cell table:style-name="ce11" table:formula="of:=[.R12]/[.$S$1]" office:value-type="float" office:value="0.286048273378778" calcext:value-type="float">
            <text:p>0.2860483</text:p>
          </table:table-cell>
          <table:table-cell table:number-columns-repeated="990"/>
        </table:table-row>
        <table:table-row table:style-name="ro1">
          <table:table-cell table:formula="of:=[.A12]+[.A11]" office:value-type="float" office:value="233" calcext:value-type="float">
            <text:p>233</text:p>
          </table:table-cell>
          <table:table-cell table:style-name="ce7" table:formula="of:=[.A13]^[.$B$1] - 1" office:value-type="float" office:value="14.2643375224737" calcext:value-type="float">
            <text:p>14.2643375</text:p>
          </table:table-cell>
          <table:table-cell table:style-name="ce10" table:formula="of:=[.$B13]+[.C$1] * ([.$B14]-[.$B13])" office:value-type="float" office:value="14.2643375224737" calcext:value-type="float">
            <text:p>14.2643375</text:p>
          </table:table-cell>
          <table:table-cell table:style-name="ce10" table:formula="of:=[.$B13]+[.D$1] * ([.$B14]-[.$B13])" office:value-type="float" office:value="16.3404126807107" calcext:value-type="float">
            <text:p>16.3404127</text:p>
          </table:table-cell>
          <table:table-cell table:style-name="ce10" table:formula="of:=[.$B13]+[.E$1] * ([.$B14]-[.$B13])" office:value-type="float" office:value="15.3023751015922" calcext:value-type="float">
            <text:p>15.3023751</text:p>
          </table:table-cell>
          <table:table-cell table:style-name="ce10" table:formula="of:=[.$B13]+[.F$1] * ([.$B14]-[.$B13])" office:value-type="float" office:value="17.3784502598291" calcext:value-type="float">
            <text:p>17.3784503</text:p>
          </table:table-cell>
          <table:table-cell table:style-name="ce10" table:formula="of:=[.$B13]+[.G$1] * ([.$B14]-[.$B13])" office:value-type="float" office:value="14.783356312033" calcext:value-type="float">
            <text:p>14.7833563</text:p>
          </table:table-cell>
          <table:table-cell table:style-name="ce10" table:formula="of:=[.$B13]+[.H$1] * ([.$B14]-[.$B13])" office:value-type="float" office:value="15.8213938911514" calcext:value-type="float">
            <text:p>15.8213939</text:p>
          </table:table-cell>
          <table:table-cell table:style-name="ce10" table:formula="of:=[.$B13]+[.I$1] * ([.$B14]-[.$B13])" office:value-type="float" office:value="17.0670389860936" calcext:value-type="float">
            <text:p>17.0670390</text:p>
          </table:table-cell>
          <table:table-cell table:style-name="ce10" table:formula="of:=[.$B13]+[.J$1] * ([.$B14]-[.$B13])" office:value-type="float" office:value="17.8974690493884" calcext:value-type="float">
            <text:p>17.8974690</text:p>
          </table:table-cell>
          <table:table-cell table:style-name="ce10" table:formula="of:=[.$B13]+[.K$1] * ([.$B14]-[.$B13])" office:value-type="float" office:value="14.5238469172534" calcext:value-type="float">
            <text:p>14.5238469</text:p>
          </table:table-cell>
          <table:table-cell table:style-name="ce10" table:formula="of:=[.$B13]+[.L$1] * ([.$B14]-[.$B13])" office:value-type="float" office:value="15.0428657068126" calcext:value-type="float">
            <text:p>15.0428657</text:p>
          </table:table-cell>
          <table:table-cell table:style-name="ce10" table:formula="of:=[.$B13]+[.M$1] * ([.$B14]-[.$B13])" office:value-type="float" office:value="15.5618844963718" calcext:value-type="float">
            <text:p>15.5618845</text:p>
          </table:table-cell>
          <table:table-cell table:style-name="ce10" table:formula="of:=[.$B13]+[.N$1] * ([.$B14]-[.$B13])" office:value-type="float" office:value="16.0809032859311" calcext:value-type="float">
            <text:p>16.0809033</text:p>
          </table:table-cell>
          <table:table-cell table:style-name="ce10" table:formula="of:=[.$B13]+[.O$1] * ([.$B14]-[.$B13])" office:value-type="float" office:value="16.5999220754903" calcext:value-type="float">
            <text:p>16.5999221</text:p>
          </table:table-cell>
          <table:table-cell table:style-name="ce10" table:formula="of:=[.$B13]+[.P$1] * ([.$B14]-[.$B13])" office:value-type="float" office:value="16.9113333492258" calcext:value-type="float">
            <text:p>16.9113333</text:p>
          </table:table-cell>
          <table:table-cell table:style-name="ce10" table:formula="of:=[.$B13]+[.Q$1] * ([.$B14]-[.$B13])" office:value-type="float" office:value="17.6379596546088" calcext:value-type="float">
            <text:p>17.6379597</text:p>
          </table:table-cell>
          <table:table-cell table:style-name="ce10" table:formula="of:=[.$B13]+[.R$1] * ([.$B14]-[.$B13])" office:value-type="float" office:value="18.156978444168" calcext:value-type="float">
            <text:p>18.1569784</text:p>
          </table:table-cell>
          <table:table-cell table:style-name="ce11" table:formula="of:=[.C13]/[.$S$1]" office:value-type="float" office:value="0.290198953934475" calcext:value-type="float">
            <text:p>0.2901990</text:p>
          </table:table-cell>
          <table:table-cell table:style-name="ce11" table:formula="of:=[.D13]/[.$S$1]" office:value-type="float" office:value="0.332435394165963" calcext:value-type="float">
            <text:p>0.3324354</text:p>
          </table:table-cell>
          <table:table-cell table:style-name="ce11" table:formula="of:=[.E13]/[.$S$1]" office:value-type="float" office:value="0.311317174050219" calcext:value-type="float">
            <text:p>0.3113172</text:p>
          </table:table-cell>
          <table:table-cell table:style-name="ce11" table:formula="of:=[.F13]/[.$S$1]" office:value-type="float" office:value="0.353553614281705" calcext:value-type="float">
            <text:p>0.3535536</text:p>
          </table:table-cell>
          <table:table-cell table:style-name="ce11" table:formula="of:=[.G13]/[.$S$1]" office:value-type="float" office:value="0.300758063992348" calcext:value-type="float">
            <text:p>0.3007581</text:p>
          </table:table-cell>
          <table:table-cell table:style-name="ce11" table:formula="of:=[.H13]/[.$S$1]" office:value-type="float" office:value="0.32187628410809" calcext:value-type="float">
            <text:p>0.3218763</text:p>
          </table:table-cell>
          <table:table-cell table:style-name="ce11" table:formula="of:=[.I13]/[.$S$1]" office:value-type="float" office:value="0.347218148246983" calcext:value-type="float">
            <text:p>0.3472181</text:p>
          </table:table-cell>
          <table:table-cell table:style-name="ce11" table:formula="of:=[.J13]/[.$S$1]" office:value-type="float" office:value="0.364112724339578" calcext:value-type="float">
            <text:p>0.3641127</text:p>
          </table:table-cell>
          <table:table-cell table:style-name="ce11" table:formula="of:=[.K13]/[.$S$1]" office:value-type="float" office:value="0.295478508963413" calcext:value-type="float">
            <text:p>0.2954785</text:p>
          </table:table-cell>
          <table:table-cell table:style-name="ce11" table:formula="of:=[.L13]/[.$S$1]" office:value-type="float" office:value="0.306037619021284" calcext:value-type="float">
            <text:p>0.3060376</text:p>
          </table:table-cell>
          <table:table-cell table:style-name="ce11" table:formula="of:=[.M13]/[.$S$1]" office:value-type="float" office:value="0.316596729079155" calcext:value-type="float">
            <text:p>0.3165967</text:p>
          </table:table-cell>
          <table:table-cell table:style-name="ce11" table:formula="of:=[.N13]/[.$S$1]" office:value-type="float" office:value="0.327155839137028" calcext:value-type="float">
            <text:p>0.3271558</text:p>
          </table:table-cell>
          <table:table-cell table:style-name="ce11" table:formula="of:=[.O13]/[.$S$1]" office:value-type="float" office:value="0.337714949194898" calcext:value-type="float">
            <text:p>0.3377149</text:p>
          </table:table-cell>
          <table:table-cell table:style-name="ce11" table:formula="of:=[.P13]/[.$S$1]" office:value-type="float" office:value="0.344050415229621" calcext:value-type="float">
            <text:p>0.3440504</text:p>
          </table:table-cell>
          <table:table-cell table:style-name="ce11" table:formula="of:=[.Q13]/[.$S$1]" office:value-type="float" office:value="0.358833169310642" calcext:value-type="float">
            <text:p>0.3588332</text:p>
          </table:table-cell>
          <table:table-cell table:style-name="ce11" table:formula="of:=[.R13]/[.$S$1]" office:value-type="float" office:value="0.369392279368513" calcext:value-type="float">
            <text:p>0.3693923</text:p>
          </table:table-cell>
          <table:table-cell table:number-columns-repeated="990"/>
        </table:table-row>
        <table:table-row table:style-name="ro1">
          <table:table-cell table:formula="of:=[.A13]+[.A12]" office:value-type="float" office:value="377" calcext:value-type="float">
            <text:p>377</text:p>
          </table:table-cell>
          <table:table-cell table:style-name="ce7" table:formula="of:=[.A14]^[.$B$1] - 1" office:value-type="float" office:value="18.4164878389476" calcext:value-type="float">
            <text:p>18.4164878</text:p>
          </table:table-cell>
          <table:table-cell table:style-name="ce10" table:formula="of:=[.$B14]+[.C$1] * ([.$B15]-[.$B14])" office:value-type="float" office:value="18.4164878389476" calcext:value-type="float">
            <text:p>18.4164878</text:p>
          </table:table-cell>
          <table:table-cell table:style-name="ce10" table:formula="of:=[.$B14]+[.D$1] * ([.$B15]-[.$B14])" office:value-type="float" office:value="21.0573329547023" calcext:value-type="float">
            <text:p>21.0573330</text:p>
          </table:table-cell>
          <table:table-cell table:style-name="ce10" table:formula="of:=[.$B14]+[.E$1] * ([.$B15]-[.$B14])" office:value-type="float" office:value="19.7369103968249" calcext:value-type="float">
            <text:p>19.7369104</text:p>
          </table:table-cell>
          <table:table-cell table:style-name="ce10" table:formula="of:=[.$B14]+[.F$1] * ([.$B15]-[.$B14])" office:value-type="float" office:value="22.3777555125796" calcext:value-type="float">
            <text:p>22.3777555</text:p>
          </table:table-cell>
          <table:table-cell table:style-name="ce10" table:formula="of:=[.$B14]+[.G$1] * ([.$B15]-[.$B14])" office:value-type="float" office:value="19.0766991178863" calcext:value-type="float">
            <text:p>19.0766991</text:p>
          </table:table-cell>
          <table:table-cell table:style-name="ce10" table:formula="of:=[.$B14]+[.H$1] * ([.$B15]-[.$B14])" office:value-type="float" office:value="20.3971216757636" calcext:value-type="float">
            <text:p>20.3971217</text:p>
          </table:table-cell>
          <table:table-cell table:style-name="ce10" table:formula="of:=[.$B14]+[.I$1] * ([.$B15]-[.$B14])" office:value-type="float" office:value="21.9816287452164" calcext:value-type="float">
            <text:p>21.9816287</text:p>
          </table:table-cell>
          <table:table-cell table:style-name="ce10" table:formula="of:=[.$B14]+[.J$1] * ([.$B15]-[.$B14])" office:value-type="float" office:value="23.0379667915183" calcext:value-type="float">
            <text:p>23.0379668</text:p>
          </table:table-cell>
          <table:table-cell table:style-name="ce10" table:formula="of:=[.$B14]+[.K$1] * ([.$B15]-[.$B14])" office:value-type="float" office:value="18.7465934784169" calcext:value-type="float">
            <text:p>18.7465935</text:p>
          </table:table-cell>
          <table:table-cell table:style-name="ce10" table:formula="of:=[.$B14]+[.L$1] * ([.$B15]-[.$B14])" office:value-type="float" office:value="19.4068047573556" calcext:value-type="float">
            <text:p>19.4068048</text:p>
          </table:table-cell>
          <table:table-cell table:style-name="ce10" table:formula="of:=[.$B14]+[.M$1] * ([.$B15]-[.$B14])" office:value-type="float" office:value="20.0670160362943" calcext:value-type="float">
            <text:p>20.0670160</text:p>
          </table:table-cell>
          <table:table-cell table:style-name="ce10" table:formula="of:=[.$B14]+[.N$1] * ([.$B15]-[.$B14])" office:value-type="float" office:value="20.7272273152329" calcext:value-type="float">
            <text:p>20.7272273</text:p>
          </table:table-cell>
          <table:table-cell table:style-name="ce10" table:formula="of:=[.$B14]+[.O$1] * ([.$B15]-[.$B14])" office:value-type="float" office:value="21.3874385941716" calcext:value-type="float">
            <text:p>21.3874386</text:p>
          </table:table-cell>
          <table:table-cell table:style-name="ce10" table:formula="of:=[.$B14]+[.P$1] * ([.$B15]-[.$B14])" office:value-type="float" office:value="21.7835653615348" calcext:value-type="float">
            <text:p>21.7835654</text:p>
          </table:table-cell>
          <table:table-cell table:style-name="ce10" table:formula="of:=[.$B14]+[.Q$1] * ([.$B15]-[.$B14])" office:value-type="float" office:value="22.7078611520489" calcext:value-type="float">
            <text:p>22.7078612</text:p>
          </table:table-cell>
          <table:table-cell table:style-name="ce10" table:formula="of:=[.$B14]+[.R$1] * ([.$B15]-[.$B14])" office:value-type="float" office:value="23.3680724309876" calcext:value-type="float">
            <text:p>23.3680724</text:p>
          </table:table-cell>
          <table:table-cell table:style-name="ce11" table:formula="of:=[.C14]/[.$S$1]" office:value-type="float" office:value="0.374671834397449" calcext:value-type="float">
            <text:p>0.3746718</text:p>
          </table:table-cell>
          <table:table-cell table:style-name="ce11" table:formula="of:=[.D14]/[.$S$1]" office:value-type="float" office:value="0.428398163355071" calcext:value-type="float">
            <text:p>0.4283982</text:p>
          </table:table-cell>
          <table:table-cell table:style-name="ce11" table:formula="of:=[.E14]/[.$S$1]" office:value-type="float" office:value="0.401534998876259" calcext:value-type="float">
            <text:p>0.4015350</text:p>
          </table:table-cell>
          <table:table-cell table:style-name="ce11" table:formula="of:=[.F14]/[.$S$1]" office:value-type="float" office:value="0.455261327833882" calcext:value-type="float">
            <text:p>0.4552613</text:p>
          </table:table-cell>
          <table:table-cell table:style-name="ce11" table:formula="of:=[.G14]/[.$S$1]" office:value-type="float" office:value="0.388103416636855" calcext:value-type="float">
            <text:p>0.3881034</text:p>
          </table:table-cell>
          <table:table-cell table:style-name="ce11" table:formula="of:=[.H14]/[.$S$1]" office:value-type="float" office:value="0.414966581115665" calcext:value-type="float">
            <text:p>0.4149666</text:p>
          </table:table-cell>
          <table:table-cell table:style-name="ce11" table:formula="of:=[.I14]/[.$S$1]" office:value-type="float" office:value="0.447202378490238" calcext:value-type="float">
            <text:p>0.4472024</text:p>
          </table:table-cell>
          <table:table-cell table:style-name="ce11" table:formula="of:=[.J14]/[.$S$1]" office:value-type="float" office:value="0.468692910073288" calcext:value-type="float">
            <text:p>0.4686929</text:p>
          </table:table-cell>
          <table:table-cell table:style-name="ce11" table:formula="of:=[.K14]/[.$S$1]" office:value-type="float" office:value="0.381387625517151" calcext:value-type="float">
            <text:p>0.3813876</text:p>
          </table:table-cell>
          <table:table-cell table:style-name="ce11" table:formula="of:=[.L14]/[.$S$1]" office:value-type="float" office:value="0.394819207756557" calcext:value-type="float">
            <text:p>0.3948192</text:p>
          </table:table-cell>
          <table:table-cell table:style-name="ce11" table:formula="of:=[.M14]/[.$S$1]" office:value-type="float" office:value="0.408250789995963" calcext:value-type="float">
            <text:p>0.4082508</text:p>
          </table:table-cell>
          <table:table-cell table:style-name="ce11" table:formula="of:=[.N14]/[.$S$1]" office:value-type="float" office:value="0.421682372235367" calcext:value-type="float">
            <text:p>0.4216824</text:p>
          </table:table-cell>
          <table:table-cell table:style-name="ce11" table:formula="of:=[.O14]/[.$S$1]" office:value-type="float" office:value="0.435113954474773" calcext:value-type="float">
            <text:p>0.4351140</text:p>
          </table:table-cell>
          <table:table-cell table:style-name="ce11" table:formula="of:=[.P14]/[.$S$1]" office:value-type="float" office:value="0.443172903818417" calcext:value-type="float">
            <text:p>0.4431729</text:p>
          </table:table-cell>
          <table:table-cell table:style-name="ce11" table:formula="of:=[.Q14]/[.$S$1]" office:value-type="float" office:value="0.461977118953584" calcext:value-type="float">
            <text:p>0.4619771</text:p>
          </table:table-cell>
          <table:table-cell table:style-name="ce11" table:formula="of:=[.R14]/[.$S$1]" office:value-type="float" office:value="0.47540870119299" calcext:value-type="float">
            <text:p>0.4754087</text:p>
          </table:table-cell>
          <table:table-cell table:number-columns-repeated="990"/>
        </table:table-row>
        <table:table-row table:style-name="ro1">
          <table:table-cell table:formula="of:=[.A14]+[.A13]" office:value-type="float" office:value="610" calcext:value-type="float">
            <text:p>610</text:p>
          </table:table-cell>
          <table:table-cell table:style-name="ce7" table:formula="of:=[.A15]^[.$B$1] - 1" office:value-type="float" office:value="23.6981780704569" calcext:value-type="float">
            <text:p>23.6981781</text:p>
          </table:table-cell>
          <table:table-cell table:style-name="ce10" table:formula="of:=[.$B15]+[.C$1] * ([.$B16]-[.$B15])" office:value-type="float" office:value="23.6981780704569" calcext:value-type="float">
            <text:p>23.6981781</text:p>
          </table:table-cell>
          <table:table-cell table:style-name="ce10" table:formula="of:=[.$B15]+[.D$1] * ([.$B16]-[.$B15])" office:value-type="float" office:value="27.0573671076335" calcext:value-type="float">
            <text:p>27.0573671</text:p>
          </table:table-cell>
          <table:table-cell table:style-name="ce10" table:formula="of:=[.$B15]+[.E$1] * ([.$B16]-[.$B15])" office:value-type="float" office:value="25.3777725890452" calcext:value-type="float">
            <text:p>25.3777726</text:p>
          </table:table-cell>
          <table:table-cell table:style-name="ce10" table:formula="of:=[.$B15]+[.F$1] * ([.$B16]-[.$B15])" office:value-type="float" office:value="28.7369616262217" calcext:value-type="float">
            <text:p>28.7369616</text:p>
          </table:table-cell>
          <table:table-cell table:style-name="ce10" table:formula="of:=[.$B15]+[.G$1] * ([.$B16]-[.$B15])" office:value-type="float" office:value="24.5379753297511" calcext:value-type="float">
            <text:p>24.5379753</text:p>
          </table:table-cell>
          <table:table-cell table:style-name="ce10" table:formula="of:=[.$B15]+[.H$1] * ([.$B16]-[.$B15])" office:value-type="float" office:value="26.2175698483393" calcext:value-type="float">
            <text:p>26.2175698</text:p>
          </table:table-cell>
          <table:table-cell table:style-name="ce10" table:formula="of:=[.$B15]+[.I$1] * ([.$B16]-[.$B15])" office:value-type="float" office:value="28.2330832706453" calcext:value-type="float">
            <text:p>28.2330833</text:p>
          </table:table-cell>
          <table:table-cell table:style-name="ce10" table:formula="of:=[.$B15]+[.J$1] * ([.$B16]-[.$B15])" office:value-type="float" office:value="29.5767588855159" calcext:value-type="float">
            <text:p>29.5767589</text:p>
          </table:table-cell>
          <table:table-cell table:style-name="ce10" table:formula="of:=[.$B15]+[.K$1] * ([.$B16]-[.$B15])" office:value-type="float" office:value="24.118076700104" calcext:value-type="float">
            <text:p>24.1180767</text:p>
          </table:table-cell>
          <table:table-cell table:style-name="ce10" table:formula="of:=[.$B15]+[.L$1] * ([.$B16]-[.$B15])" office:value-type="float" office:value="24.9578739593981" calcext:value-type="float">
            <text:p>24.9578740</text:p>
          </table:table-cell>
          <table:table-cell table:style-name="ce10" table:formula="of:=[.$B15]+[.M$1] * ([.$B16]-[.$B15])" office:value-type="float" office:value="25.7976712186923" calcext:value-type="float">
            <text:p>25.7976712</text:p>
          </table:table-cell>
          <table:table-cell table:style-name="ce10" table:formula="of:=[.$B15]+[.N$1] * ([.$B16]-[.$B15])" office:value-type="float" office:value="26.6374684779864" calcext:value-type="float">
            <text:p>26.6374685</text:p>
          </table:table-cell>
          <table:table-cell table:style-name="ce10" table:formula="of:=[.$B15]+[.O$1] * ([.$B16]-[.$B15])" office:value-type="float" office:value="27.4772657372805" calcext:value-type="float">
            <text:p>27.4772657</text:p>
          </table:table-cell>
          <table:table-cell table:style-name="ce10" table:formula="of:=[.$B15]+[.P$1] * ([.$B16]-[.$B15])" office:value-type="float" office:value="27.981144092857" calcext:value-type="float">
            <text:p>27.9811441</text:p>
          </table:table-cell>
          <table:table-cell table:style-name="ce10" table:formula="of:=[.$B15]+[.Q$1] * ([.$B16]-[.$B15])" office:value-type="float" office:value="29.1568602558688" calcext:value-type="float">
            <text:p>29.1568603</text:p>
          </table:table-cell>
          <table:table-cell table:style-name="ce10" table:formula="of:=[.$B15]+[.R$1] * ([.$B16]-[.$B15])" office:value-type="float" office:value="29.9966575151629" calcext:value-type="float">
            <text:p>29.9966575</text:p>
          </table:table-cell>
          <table:table-cell table:style-name="ce11" table:formula="of:=[.C15]/[.$S$1]" office:value-type="float" office:value="0.482124492312692" calcext:value-type="float">
            <text:p>0.4821245</text:p>
          </table:table-cell>
          <table:table-cell table:style-name="ce11" table:formula="of:=[.D15]/[.$S$1]" office:value-type="float" office:value="0.550465075471282" calcext:value-type="float">
            <text:p>0.5504651</text:p>
          </table:table-cell>
          <table:table-cell table:style-name="ce11" table:formula="of:=[.E15]/[.$S$1]" office:value-type="float" office:value="0.516294783891987" calcext:value-type="float">
            <text:p>0.5162948</text:p>
          </table:table-cell>
          <table:table-cell table:style-name="ce11" table:formula="of:=[.F15]/[.$S$1]" office:value-type="float" office:value="0.584635367050575" calcext:value-type="float">
            <text:p>0.5846354</text:p>
          </table:table-cell>
          <table:table-cell table:style-name="ce11" table:formula="of:=[.G15]/[.$S$1]" office:value-type="float" office:value="0.49920963810234" calcext:value-type="float">
            <text:p>0.4992096</text:p>
          </table:table-cell>
          <table:table-cell table:style-name="ce11" table:formula="of:=[.H15]/[.$S$1]" office:value-type="float" office:value="0.533379929681633" calcext:value-type="float">
            <text:p>0.5333799</text:p>
          </table:table-cell>
          <table:table-cell table:style-name="ce11" table:formula="of:=[.I15]/[.$S$1]" office:value-type="float" office:value="0.574384279576788" calcext:value-type="float">
            <text:p>0.5743843</text:p>
          </table:table-cell>
          <table:table-cell table:style-name="ce11" table:formula="of:=[.J15]/[.$S$1]" office:value-type="float" office:value="0.601720512840223" calcext:value-type="float">
            <text:p>0.6017205</text:p>
          </table:table-cell>
          <table:table-cell table:style-name="ce11" table:formula="of:=[.K15]/[.$S$1]" office:value-type="float" office:value="0.490667065207516" calcext:value-type="float">
            <text:p>0.4906671</text:p>
          </table:table-cell>
          <table:table-cell table:style-name="ce11" table:formula="of:=[.L15]/[.$S$1]" office:value-type="float" office:value="0.507752210997163" calcext:value-type="float">
            <text:p>0.5077522</text:p>
          </table:table-cell>
          <table:table-cell table:style-name="ce11" table:formula="of:=[.M15]/[.$S$1]" office:value-type="float" office:value="0.524837356786811" calcext:value-type="float">
            <text:p>0.5248374</text:p>
          </table:table-cell>
          <table:table-cell table:style-name="ce11" table:formula="of:=[.N15]/[.$S$1]" office:value-type="float" office:value="0.541922502576457" calcext:value-type="float">
            <text:p>0.5419225</text:p>
          </table:table-cell>
          <table:table-cell table:style-name="ce11" table:formula="of:=[.O15]/[.$S$1]" office:value-type="float" office:value="0.559007648366104" calcext:value-type="float">
            <text:p>0.5590076</text:p>
          </table:table-cell>
          <table:table-cell table:style-name="ce11" table:formula="of:=[.P15]/[.$S$1]" office:value-type="float" office:value="0.569258735839893" calcext:value-type="float">
            <text:p>0.5692587</text:p>
          </table:table-cell>
          <table:table-cell table:style-name="ce11" table:formula="of:=[.Q15]/[.$S$1]" office:value-type="float" office:value="0.593177939945399" calcext:value-type="float">
            <text:p>0.5931779</text:p>
          </table:table-cell>
          <table:table-cell table:style-name="ce11" table:formula="of:=[.R15]/[.$S$1]" office:value-type="float" office:value="0.610263085735045" calcext:value-type="float">
            <text:p>0.6102631</text:p>
          </table:table-cell>
          <table:table-cell table:number-columns-repeated="990"/>
        </table:table-row>
        <table:table-row table:style-name="ro1">
          <table:table-cell table:formula="of:=[.A15]+[.A14]" office:value-type="float" office:value="987" calcext:value-type="float">
            <text:p>987</text:p>
          </table:table-cell>
          <table:table-cell table:style-name="ce7" table:formula="of:=[.A16]^[.$B$1] - 1" office:value-type="float" office:value="30.41655614481" calcext:value-type="float">
            <text:p>30.4165561</text:p>
          </table:table-cell>
          <table:table-cell table:style-name="ce10" table:formula="of:=[.$B16]+[.C$1] * ([.$B17]-[.$B16])" office:value-type="float" office:value="30.41655614481" calcext:value-type="float">
            <text:p>30.4165561</text:p>
          </table:table-cell>
          <table:table-cell table:style-name="ce10" table:formula="of:=[.$B16]+[.D$1] * ([.$B17]-[.$B16])" office:value-type="float" office:value="34.6895192750931" calcext:value-type="float">
            <text:p>34.6895193</text:p>
          </table:table-cell>
          <table:table-cell table:style-name="ce10" table:formula="of:=[.$B16]+[.E$1] * ([.$B17]-[.$B16])" office:value-type="float" office:value="32.5530377099516" calcext:value-type="float">
            <text:p>32.5530377</text:p>
          </table:table-cell>
          <table:table-cell table:style-name="ce10" table:formula="of:=[.$B16]+[.F$1] * ([.$B17]-[.$B16])" office:value-type="float" office:value="36.8260008402346" calcext:value-type="float">
            <text:p>36.8260008</text:p>
          </table:table-cell>
          <table:table-cell table:style-name="ce10" table:formula="of:=[.$B16]+[.G$1] * ([.$B17]-[.$B16])" office:value-type="float" office:value="31.4847969273808" calcext:value-type="float">
            <text:p>31.4847969</text:p>
          </table:table-cell>
          <table:table-cell table:style-name="ce10" table:formula="of:=[.$B16]+[.H$1] * ([.$B17]-[.$B16])" office:value-type="float" office:value="33.6212784925223" calcext:value-type="float">
            <text:p>33.6212785</text:p>
          </table:table-cell>
          <table:table-cell table:style-name="ce10" table:formula="of:=[.$B16]+[.I$1] * ([.$B17]-[.$B16])" office:value-type="float" office:value="36.1850563706922" calcext:value-type="float">
            <text:p>36.1850564</text:p>
          </table:table-cell>
          <table:table-cell table:style-name="ce10" table:formula="of:=[.$B16]+[.J$1] * ([.$B17]-[.$B16])" office:value-type="float" office:value="37.8942416228054" calcext:value-type="float">
            <text:p>37.8942416</text:p>
          </table:table-cell>
          <table:table-cell table:style-name="ce10" table:formula="of:=[.$B16]+[.K$1] * ([.$B17]-[.$B16])" office:value-type="float" office:value="30.9506765360954" calcext:value-type="float">
            <text:p>30.9506765</text:p>
          </table:table-cell>
          <table:table-cell table:style-name="ce10" table:formula="of:=[.$B16]+[.L$1] * ([.$B17]-[.$B16])" office:value-type="float" office:value="32.0189173186662" calcext:value-type="float">
            <text:p>32.0189173</text:p>
          </table:table-cell>
          <table:table-cell table:style-name="ce10" table:formula="of:=[.$B16]+[.M$1] * ([.$B17]-[.$B16])" office:value-type="float" office:value="33.0871581012369" calcext:value-type="float">
            <text:p>33.0871581</text:p>
          </table:table-cell>
          <table:table-cell table:style-name="ce10" table:formula="of:=[.$B16]+[.N$1] * ([.$B17]-[.$B16])" office:value-type="float" office:value="34.1553988838077" calcext:value-type="float">
            <text:p>34.1553989</text:p>
          </table:table-cell>
          <table:table-cell table:style-name="ce10" table:formula="of:=[.$B16]+[.O$1] * ([.$B17]-[.$B16])" office:value-type="float" office:value="35.2236396663785" calcext:value-type="float">
            <text:p>35.2236397</text:p>
          </table:table-cell>
          <table:table-cell table:style-name="ce10" table:formula="of:=[.$B16]+[.P$1] * ([.$B17]-[.$B16])" office:value-type="float" office:value="35.8645841359209" calcext:value-type="float">
            <text:p>35.8645841</text:p>
          </table:table-cell>
          <table:table-cell table:style-name="ce10" table:formula="of:=[.$B16]+[.Q$1] * ([.$B17]-[.$B16])" office:value-type="float" office:value="37.36012123152" calcext:value-type="float">
            <text:p>37.3601212</text:p>
          </table:table-cell>
          <table:table-cell table:style-name="ce10" table:formula="of:=[.$B16]+[.R$1] * ([.$B17]-[.$B16])" office:value-type="float" office:value="38.4283620140908" calcext:value-type="float">
            <text:p>38.4283620</text:p>
          </table:table-cell>
          <table:table-cell table:style-name="ce11" table:formula="of:=[.C16]/[.$S$1]" office:value-type="float" office:value="0.618805658629869" calcext:value-type="float">
            <text:p>0.6188057</text:p>
          </table:table-cell>
          <table:table-cell table:style-name="ce11" table:formula="of:=[.D16]/[.$S$1]" office:value-type="float" office:value="0.705736399623279" calcext:value-type="float">
            <text:p>0.7057364</text:p>
          </table:table-cell>
          <table:table-cell table:style-name="ce11" table:formula="of:=[.E16]/[.$S$1]" office:value-type="float" office:value="0.662271029126575" calcext:value-type="float">
            <text:p>0.6622710</text:p>
          </table:table-cell>
          <table:table-cell table:style-name="ce11" table:formula="of:=[.F16]/[.$S$1]" office:value-type="float" office:value="0.749201770119983" calcext:value-type="float">
            <text:p>0.7492018</text:p>
          </table:table-cell>
          <table:table-cell table:style-name="ce11" table:formula="of:=[.G16]/[.$S$1]" office:value-type="float" office:value="0.640538343878222" calcext:value-type="float">
            <text:p>0.6405383</text:p>
          </table:table-cell>
          <table:table-cell table:style-name="ce11" table:formula="of:=[.H16]/[.$S$1]" office:value-type="float" office:value="0.684003714374926" calcext:value-type="float">
            <text:p>0.6840037</text:p>
          </table:table-cell>
          <table:table-cell table:style-name="ce11" table:formula="of:=[.I16]/[.$S$1]" office:value-type="float" office:value="0.736162158970973" calcext:value-type="float">
            <text:p>0.7361622</text:p>
          </table:table-cell>
          <table:table-cell table:style-name="ce11" table:formula="of:=[.J16]/[.$S$1]" office:value-type="float" office:value="0.770934455368336" calcext:value-type="float">
            <text:p>0.7709345</text:p>
          </table:table-cell>
          <table:table-cell table:style-name="ce11" table:formula="of:=[.K16]/[.$S$1]" office:value-type="float" office:value="0.629672001254046" calcext:value-type="float">
            <text:p>0.6296720</text:p>
          </table:table-cell>
          <table:table-cell table:style-name="ce11" table:formula="of:=[.L16]/[.$S$1]" office:value-type="float" office:value="0.651404686502399" calcext:value-type="float">
            <text:p>0.6514047</text:p>
          </table:table-cell>
          <table:table-cell table:style-name="ce11" table:formula="of:=[.M16]/[.$S$1]" office:value-type="float" office:value="0.67313737175075" calcext:value-type="float">
            <text:p>0.6731374</text:p>
          </table:table-cell>
          <table:table-cell table:style-name="ce11" table:formula="of:=[.N16]/[.$S$1]" office:value-type="float" office:value="0.694870056999103" calcext:value-type="float">
            <text:p>0.6948701</text:p>
          </table:table-cell>
          <table:table-cell table:style-name="ce11" table:formula="of:=[.O16]/[.$S$1]" office:value-type="float" office:value="0.716602742247456" calcext:value-type="float">
            <text:p>0.7166027</text:p>
          </table:table-cell>
          <table:table-cell table:style-name="ce11" table:formula="of:=[.P16]/[.$S$1]" office:value-type="float" office:value="0.729642353396466" calcext:value-type="float">
            <text:p>0.7296424</text:p>
          </table:table-cell>
          <table:table-cell table:style-name="ce11" table:formula="of:=[.Q16]/[.$S$1]" office:value-type="float" office:value="0.760068112744159" calcext:value-type="float">
            <text:p>0.7600681</text:p>
          </table:table-cell>
          <table:table-cell table:style-name="ce11" table:formula="of:=[.R16]/[.$S$1]" office:value-type="float" office:value="0.781800797992512" calcext:value-type="float">
            <text:p>0.7818008</text:p>
          </table:table-cell>
          <table:table-cell table:number-columns-repeated="990"/>
        </table:table-row>
        <table:table-row table:style-name="ro1">
          <table:table-cell table:formula="of:=[.A16]+[.A15]" office:value-type="float" office:value="1597" calcext:value-type="float">
            <text:p>1597</text:p>
          </table:table-cell>
          <table:table-cell table:style-name="ce7" table:formula="of:=[.A17]^[.$B$1] - 1" office:value-type="float" office:value="38.9624824053762" calcext:value-type="float">
            <text:p>38.9624824</text:p>
          </table:table-cell>
          <table:table-cell table:style-name="ce10" table:formula="of:=[.$B17]+[.C$1] * ([.$B18]-[.$B17])" office:value-type="float" office:value="38.9624824053762" calcext:value-type="float">
            <text:p>38.9624824</text:p>
          </table:table-cell>
          <table:table-cell table:style-name="ce10" table:formula="of:=[.$B17]+[.D$1] * ([.$B18]-[.$B17])" office:value-type="float" office:value="44.3977712569658" calcext:value-type="float">
            <text:p>44.3977713</text:p>
          </table:table-cell>
          <table:table-cell table:style-name="ce10" table:formula="of:=[.$B17]+[.E$1] * ([.$B18]-[.$B17])" office:value-type="float" office:value="41.680126831171" calcext:value-type="float">
            <text:p>41.6801268</text:p>
          </table:table-cell>
          <table:table-cell table:style-name="ce10" table:formula="of:=[.$B17]+[.F$1] * ([.$B18]-[.$B17])" office:value-type="float" office:value="47.1154156827605" calcext:value-type="float">
            <text:p>47.1154157</text:p>
          </table:table-cell>
          <table:table-cell table:style-name="ce10" table:formula="of:=[.$B17]+[.G$1] * ([.$B18]-[.$B17])" office:value-type="float" office:value="40.3213046182736" calcext:value-type="float">
            <text:p>40.3213046</text:p>
          </table:table-cell>
          <table:table-cell table:style-name="ce10" table:formula="of:=[.$B17]+[.H$1] * ([.$B18]-[.$B17])" office:value-type="float" office:value="43.0389490440684" calcext:value-type="float">
            <text:p>43.0389490</text:p>
          </table:table-cell>
          <table:table-cell table:style-name="ce10" table:formula="of:=[.$B17]+[.I$1] * ([.$B18]-[.$B17])" office:value-type="float" office:value="46.3001223550221" calcext:value-type="float">
            <text:p>46.3001224</text:p>
          </table:table-cell>
          <table:table-cell table:style-name="ce10" table:formula="of:=[.$B17]+[.J$1] * ([.$B18]-[.$B17])" office:value-type="float" office:value="48.4742378956579" calcext:value-type="float">
            <text:p>48.4742379</text:p>
          </table:table-cell>
          <table:table-cell table:style-name="ce10" table:formula="of:=[.$B17]+[.K$1] * ([.$B18]-[.$B17])" office:value-type="float" office:value="39.6418935118249" calcext:value-type="float">
            <text:p>39.6418935</text:p>
          </table:table-cell>
          <table:table-cell table:style-name="ce10" table:formula="of:=[.$B17]+[.L$1] * ([.$B18]-[.$B17])" office:value-type="float" office:value="41.0007157247223" calcext:value-type="float">
            <text:p>41.0007157</text:p>
          </table:table-cell>
          <table:table-cell table:style-name="ce10" table:formula="of:=[.$B17]+[.M$1] * ([.$B18]-[.$B17])" office:value-type="float" office:value="42.3595379376197" calcext:value-type="float">
            <text:p>42.3595379</text:p>
          </table:table-cell>
          <table:table-cell table:style-name="ce10" table:formula="of:=[.$B17]+[.N$1] * ([.$B18]-[.$B17])" office:value-type="float" office:value="43.7183601505171" calcext:value-type="float">
            <text:p>43.7183602</text:p>
          </table:table-cell>
          <table:table-cell table:style-name="ce10" table:formula="of:=[.$B17]+[.O$1] * ([.$B18]-[.$B17])" office:value-type="float" office:value="45.0771823634145" calcext:value-type="float">
            <text:p>45.0771824</text:p>
          </table:table-cell>
          <table:table-cell table:style-name="ce10" table:formula="of:=[.$B17]+[.P$1] * ([.$B18]-[.$B17])" office:value-type="float" office:value="45.8924756911529" calcext:value-type="float">
            <text:p>45.8924757</text:p>
          </table:table-cell>
          <table:table-cell table:style-name="ce10" table:formula="of:=[.$B17]+[.Q$1] * ([.$B18]-[.$B17])" office:value-type="float" office:value="47.7948267892092" calcext:value-type="float">
            <text:p>47.7948268</text:p>
          </table:table-cell>
          <table:table-cell table:style-name="ce10" table:formula="of:=[.$B17]+[.R$1] * ([.$B18]-[.$B17])" office:value-type="float" office:value="49.1536490021066" calcext:value-type="float">
            <text:p>49.1536490</text:p>
          </table:table-cell>
          <table:table-cell table:style-name="ce11" table:formula="of:=[.C17]/[.$S$1]" office:value-type="float" office:value="0.792667140616689" calcext:value-type="float">
            <text:p>0.7926671</text:p>
          </table:table-cell>
          <table:table-cell table:style-name="ce11" table:formula="of:=[.D17]/[.$S$1]" office:value-type="float" office:value="0.903244665621122" calcext:value-type="float">
            <text:p>0.9032447</text:p>
          </table:table-cell>
          <table:table-cell table:style-name="ce11" table:formula="of:=[.E17]/[.$S$1]" office:value-type="float" office:value="0.847955903118906" calcext:value-type="float">
            <text:p>0.8479559</text:p>
          </table:table-cell>
          <table:table-cell table:style-name="ce11" table:formula="of:=[.F17]/[.$S$1]" office:value-type="float" office:value="0.958533428123337" calcext:value-type="float">
            <text:p>0.9585334</text:p>
          </table:table-cell>
          <table:table-cell table:style-name="ce11" table:formula="of:=[.G17]/[.$S$1]" office:value-type="float" office:value="0.820311521867797" calcext:value-type="float">
            <text:p>0.8203115</text:p>
          </table:table-cell>
          <table:table-cell table:style-name="ce11" table:formula="of:=[.H17]/[.$S$1]" office:value-type="float" office:value="0.875600284370014" calcext:value-type="float">
            <text:p>0.8756003</text:p>
          </table:table-cell>
          <table:table-cell table:style-name="ce11" table:formula="of:=[.I17]/[.$S$1]" office:value-type="float" office:value="0.941946799372673" calcext:value-type="float">
            <text:p>0.9419468</text:p>
          </table:table-cell>
          <table:table-cell table:style-name="ce11" table:formula="of:=[.J17]/[.$S$1]" office:value-type="float" office:value="0.986177809374446" calcext:value-type="float">
            <text:p>0.9861778</text:p>
          </table:table-cell>
          <table:table-cell table:style-name="ce11" table:formula="of:=[.K17]/[.$S$1]" office:value-type="float" office:value="0.806489331242243" calcext:value-type="float">
            <text:p>0.8064893</text:p>
          </table:table-cell>
          <table:table-cell table:style-name="ce11" table:formula="of:=[.L17]/[.$S$1]" office:value-type="float" office:value="0.834133712493351" calcext:value-type="float">
            <text:p>0.8341337</text:p>
          </table:table-cell>
          <table:table-cell table:style-name="ce11" table:formula="of:=[.M17]/[.$S$1]" office:value-type="float" office:value="0.86177809374446" calcext:value-type="float">
            <text:p>0.8617781</text:p>
          </table:table-cell>
          <table:table-cell table:style-name="ce11" table:formula="of:=[.N17]/[.$S$1]" office:value-type="float" office:value="0.889422474995568" calcext:value-type="float">
            <text:p>0.8894225</text:p>
          </table:table-cell>
          <table:table-cell table:style-name="ce11" table:formula="of:=[.O17]/[.$S$1]" office:value-type="float" office:value="0.917066856246677" calcext:value-type="float">
            <text:p>0.9170669</text:p>
          </table:table-cell>
          <table:table-cell table:style-name="ce11" table:formula="of:=[.P17]/[.$S$1]" office:value-type="float" office:value="0.933653484997341" calcext:value-type="float">
            <text:p>0.9336535</text:p>
          </table:table-cell>
          <table:table-cell table:style-name="ce11" table:formula="of:=[.Q17]/[.$S$1]" office:value-type="float" office:value="0.972355618748892" calcext:value-type="float">
            <text:p>0.9723556</text:p>
          </table:table-cell>
          <table:table-cell table:style-name="ce11" table:formula="of:=[.R17]/[.$S$1]" office:value-type="float" office:value="1" calcext:value-type="float">
            <text:p>1.0000000</text:p>
          </table:table-cell>
          <table:table-cell table:number-columns-repeated="990"/>
        </table:table-row>
        <table:table-row table:style-name="ro1">
          <table:table-cell table:formula="of:=[.A17]+[.A16]" office:value-type="float" office:value="2584" calcext:value-type="float">
            <text:p>2584</text:p>
          </table:table-cell>
          <table:table-cell table:style-name="ce7" table:formula="of:=[.A18]^[.$B$1] - 1" office:value-type="float" office:value="49.8330601085553" calcext:value-type="float">
            <text:p>49.8330601</text:p>
          </table:table-cell>
          <table:table-cell table:style-name="ce8" table:number-columns-repeated="27"/>
          <table:table-cell table:number-columns-repeated="995"/>
        </table:table-row>
        <table:table-row table:style-name="ro1">
          <table:table-cell table:formula="of:=[.A18]+[.A17]" office:value-type="float" office:value="4181" calcext:value-type="float">
            <text:p>4181</text:p>
          </table:table-cell>
          <table:table-cell table:style-name="ce8" table:number-columns-repeated="28"/>
          <table:table-cell table:number-columns-repeated="995"/>
        </table:table-row>
        <table:table-row table:style-name="ro1">
          <table:table-cell table:formula="of:=[.A19]+[.A18]" office:value-type="float" office:value="6765" calcext:value-type="float">
            <text:p>6765</text:p>
          </table:table-cell>
          <table:table-cell table:style-name="ce8"/>
          <table:table-cell table:style-name="ce8" office:value-type="float" office:value="0" calcext:value-type="float">
            <text:p>0.0000000</text:p>
          </table:table-cell>
          <table:table-cell table:style-name="ce8" office:value-type="float" office:value="0.00842691378528872" calcext:value-type="float">
            <text:p>0.0084269</text:p>
          </table:table-cell>
          <table:table-cell table:style-name="ce8" office:value-type="float" office:value="0.0148931121581127" calcext:value-type="float">
            <text:p>0.0148931</text:p>
          </table:table-cell>
          <table:table-cell table:style-name="ce8" office:value-type="float" office:value="0.0251470237224263" calcext:value-type="float">
            <text:p>0.0251470</text:p>
          </table:table-cell>
          <table:table-cell table:style-name="ce8" office:value-type="float" office:value="0.0371981971199702" calcext:value-type="float">
            <text:p>0.0371982</text:p>
          </table:table-cell>
          <table:table-cell table:style-name="ce8" office:value-type="float" office:value="0.0530082980279312" calcext:value-type="float">
            <text:p>0.0530083</text:p>
          </table:table-cell>
          <table:table-cell table:style-name="ce8" office:value-type="float" office:value="0.0728852438768544" calcext:value-type="float">
            <text:p>0.0728852</text:p>
          </table:table-cell>
          <table:table-cell table:style-name="ce8" office:value-type="float" office:value="0.0982826706240722" calcext:value-type="float">
            <text:p>0.0982827</text:p>
          </table:table-cell>
          <table:table-cell table:style-name="ce8" office:value-type="float" office:value="0.130533513123729" calcext:value-type="float">
            <text:p>0.1305335</text:p>
          </table:table-cell>
          <table:table-cell table:style-name="ce8" office:value-type="float" office:value="0.171584028923166" calcext:value-type="float">
            <text:p>0.1715840</text:p>
          </table:table-cell>
          <table:table-cell table:style-name="ce8" office:value-type="float" office:value="0.223788065043321" calcext:value-type="float">
            <text:p>0.2237881</text:p>
          </table:table-cell>
          <table:table-cell table:style-name="ce8" office:value-type="float" office:value="0.290198953934475" calcext:value-type="float">
            <text:p>0.2901990</text:p>
          </table:table-cell>
          <table:table-cell table:style-name="ce8" office:value-type="float" office:value="0.374671834397449" calcext:value-type="float">
            <text:p>0.3746718</text:p>
          </table:table-cell>
          <table:table-cell table:style-name="ce8" office:value-type="float" office:value="0.482124492312692" calcext:value-type="float">
            <text:p>0.4821245</text:p>
          </table:table-cell>
          <table:table-cell table:style-name="ce8" office:value-type="float" office:value="0.618805658629869" calcext:value-type="float">
            <text:p>0.6188057</text:p>
          </table:table-cell>
          <table:table-cell table:style-name="ce8" office:value-type="float" office:value="0.792667140616689" calcext:value-type="float">
            <text:p>0.7926671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421345689264437" calcext:value-type="float">
            <text:p>0.0042135</text:p>
          </table:table-cell>
          <table:table-cell table:style-name="ce8" office:value-type="float" office:value="0.0116600129717007" calcext:value-type="float">
            <text:p>0.0116600</text:p>
          </table:table-cell>
          <table:table-cell table:style-name="ce8" office:value-type="float" office:value="0.0200200679402695" calcext:value-type="float">
            <text:p>0.0200201</text:p>
          </table:table-cell>
          <table:table-cell table:style-name="ce8" office:value-type="float" office:value="0.0311726104211983" calcext:value-type="float">
            <text:p>0.0311726</text:p>
          </table:table-cell>
          <table:table-cell table:style-name="ce8" office:value-type="float" office:value="0.0451032475739507" calcext:value-type="float">
            <text:p>0.0451032</text:p>
          </table:table-cell>
          <table:table-cell table:style-name="ce8" office:value-type="float" office:value="0.0629467709523927" calcext:value-type="float">
            <text:p>0.0629468</text:p>
          </table:table-cell>
          <table:table-cell table:style-name="ce8" office:value-type="float" office:value="0.0855839572504633" calcext:value-type="float">
            <text:p>0.0855840</text:p>
          </table:table-cell>
          <table:table-cell table:style-name="ce8" office:value-type="float" office:value="0.114408091873901" calcext:value-type="float">
            <text:p>0.1144081</text:p>
          </table:table-cell>
          <table:table-cell table:style-name="ce8" office:value-type="float" office:value="0.151058771023448" calcext:value-type="float">
            <text:p>0.1510588</text:p>
          </table:table-cell>
          <table:table-cell table:style-name="ce8" office:value-type="float" office:value="0.197686046983243" calcext:value-type="float">
            <text:p>0.1976860</text:p>
          </table:table-cell>
          <table:table-cell table:style-name="ce8" office:value-type="float" office:value="0.256993509488899" calcext:value-type="float">
            <text:p>0.2569935</text:p>
          </table:table-cell>
          <table:table-cell table:style-name="ce8" office:value-type="float" office:value="0.332435394165963" calcext:value-type="float">
            <text:p>0.3324354</text:p>
          </table:table-cell>
          <table:table-cell table:style-name="ce8" office:value-type="float" office:value="0.428398163355071" calcext:value-type="float">
            <text:p>0.4283982</text:p>
          </table:table-cell>
          <table:table-cell table:style-name="ce8" office:value-type="float" office:value="0.550465075471282" calcext:value-type="float">
            <text:p>0.5504651</text:p>
          </table:table-cell>
          <table:table-cell table:style-name="ce8" office:value-type="float" office:value="0.705736399623279" calcext:value-type="float">
            <text:p>0.7057364</text:p>
          </table:table-cell>
          <table:table-cell table:style-name="ce8" office:value-type="float" office:value="0.903244665621122" calcext:value-type="float">
            <text:p>0.9032447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210672844632218" calcext:value-type="float">
            <text:p>0.0021067</text:p>
          </table:table-cell>
          <table:table-cell table:style-name="ce8" office:value-type="float" office:value="0.0100434633784947" calcext:value-type="float">
            <text:p>0.0100435</text:p>
          </table:table-cell>
          <table:table-cell table:style-name="ce8" office:value-type="float" office:value="0.0174565900491911" calcext:value-type="float">
            <text:p>0.0174566</text:p>
          </table:table-cell>
          <table:table-cell table:style-name="ce8" office:value-type="float" office:value="0.0281598170718123" calcext:value-type="float">
            <text:p>0.0281598</text:p>
          </table:table-cell>
          <table:table-cell table:style-name="ce8" office:value-type="float" office:value="0.0411507223469605" calcext:value-type="float">
            <text:p>0.0411507</text:p>
          </table:table-cell>
          <table:table-cell table:style-name="ce8" office:value-type="float" office:value="0.057977534490162" calcext:value-type="float">
            <text:p>0.0579775</text:p>
          </table:table-cell>
          <table:table-cell table:style-name="ce8" office:value-type="float" office:value="0.0792346005636588" calcext:value-type="float">
            <text:p>0.0792346</text:p>
          </table:table-cell>
          <table:table-cell table:style-name="ce8" office:value-type="float" office:value="0.106345381248986" calcext:value-type="float">
            <text:p>0.1063454</text:p>
          </table:table-cell>
          <table:table-cell table:style-name="ce8" office:value-type="float" office:value="0.140796142073588" calcext:value-type="float">
            <text:p>0.1407961</text:p>
          </table:table-cell>
          <table:table-cell table:style-name="ce8" office:value-type="float" office:value="0.184635037953205" calcext:value-type="float">
            <text:p>0.1846350</text:p>
          </table:table-cell>
          <table:table-cell table:style-name="ce8" office:value-type="float" office:value="0.240390787266109" calcext:value-type="float">
            <text:p>0.2403908</text:p>
          </table:table-cell>
          <table:table-cell table:style-name="ce8" office:value-type="float" office:value="0.311317174050219" calcext:value-type="float">
            <text:p>0.3113172</text:p>
          </table:table-cell>
          <table:table-cell table:style-name="ce8" office:value-type="float" office:value="0.401534998876259" calcext:value-type="float">
            <text:p>0.4015350</text:p>
          </table:table-cell>
          <table:table-cell table:style-name="ce8" office:value-type="float" office:value="0.516294783891987" calcext:value-type="float">
            <text:p>0.5162948</text:p>
          </table:table-cell>
          <table:table-cell table:style-name="ce8" office:value-type="float" office:value="0.662271029126575" calcext:value-type="float">
            <text:p>0.6622710</text:p>
          </table:table-cell>
          <table:table-cell table:style-name="ce8" office:value-type="float" office:value="0.847955903118906" calcext:value-type="float">
            <text:p>0.8479559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632018533896653" calcext:value-type="float">
            <text:p>0.0063202</text:p>
          </table:table-cell>
          <table:table-cell table:style-name="ce8" office:value-type="float" office:value="0.0132765625649067" calcext:value-type="float">
            <text:p>0.0132766</text:p>
          </table:table-cell>
          <table:table-cell table:style-name="ce8" office:value-type="float" office:value="0.0225835458313478" calcext:value-type="float">
            <text:p>0.0225835</text:p>
          </table:table-cell>
          <table:table-cell table:style-name="ce8" office:value-type="float" office:value="0.0341854037705842" calcext:value-type="float">
            <text:p>0.0341854</text:p>
          </table:table-cell>
          <table:table-cell table:style-name="ce8" office:value-type="float" office:value="0.049055772800941" calcext:value-type="float">
            <text:p>0.0490558</text:p>
          </table:table-cell>
          <table:table-cell table:style-name="ce8" office:value-type="float" office:value="0.0679160074146237" calcext:value-type="float">
            <text:p>0.0679160</text:p>
          </table:table-cell>
          <table:table-cell table:style-name="ce8" office:value-type="float" office:value="0.0919333139372679" calcext:value-type="float">
            <text:p>0.0919333</text:p>
          </table:table-cell>
          <table:table-cell table:style-name="ce8" office:value-type="float" office:value="0.122470802498815" calcext:value-type="float">
            <text:p>0.1224708</text:p>
          </table:table-cell>
          <table:table-cell table:style-name="ce8" office:value-type="float" office:value="0.161321399973307" calcext:value-type="float">
            <text:p>0.1613214</text:p>
          </table:table-cell>
          <table:table-cell table:style-name="ce8" office:value-type="float" office:value="0.210737056013283" calcext:value-type="float">
            <text:p>0.2107371</text:p>
          </table:table-cell>
          <table:table-cell table:style-name="ce8" office:value-type="float" office:value="0.273596231711687" calcext:value-type="float">
            <text:p>0.2735962</text:p>
          </table:table-cell>
          <table:table-cell table:style-name="ce8" office:value-type="float" office:value="0.353553614281705" calcext:value-type="float">
            <text:p>0.3535536</text:p>
          </table:table-cell>
          <table:table-cell table:style-name="ce8" office:value-type="float" office:value="0.455261327833882" calcext:value-type="float">
            <text:p>0.4552613</text:p>
          </table:table-cell>
          <table:table-cell table:style-name="ce8" office:value-type="float" office:value="0.584635367050575" calcext:value-type="float">
            <text:p>0.5846354</text:p>
          </table:table-cell>
          <table:table-cell table:style-name="ce8" office:value-type="float" office:value="0.749201770119983" calcext:value-type="float">
            <text:p>0.7492018</text:p>
          </table:table-cell>
          <table:table-cell table:style-name="ce8" office:value-type="float" office:value="0.958533428123337" calcext:value-type="float">
            <text:p>0.9585334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105336422316109" calcext:value-type="float">
            <text:p>0.0010534</text:p>
          </table:table-cell>
          <table:table-cell table:style-name="ce8" office:value-type="float" office:value="0.00923518858189172" calcext:value-type="float">
            <text:p>0.0092352</text:p>
          </table:table-cell>
          <table:table-cell table:style-name="ce8" office:value-type="float" office:value="0.0161748511036519" calcext:value-type="float">
            <text:p>0.0161749</text:p>
          </table:table-cell>
          <table:table-cell table:style-name="ce8" office:value-type="float" office:value="0.0266534203971193" calcext:value-type="float">
            <text:p>0.0266534</text:p>
          </table:table-cell>
          <table:table-cell table:style-name="ce8" office:value-type="float" office:value="0.0391744597334655" calcext:value-type="float">
            <text:p>0.0391745</text:p>
          </table:table-cell>
          <table:table-cell table:style-name="ce8" office:value-type="float" office:value="0.0554929162590466" calcext:value-type="float">
            <text:p>0.0554929</text:p>
          </table:table-cell>
          <table:table-cell table:style-name="ce8" office:value-type="float" office:value="0.0760599222202566" calcext:value-type="float">
            <text:p>0.0760599</text:p>
          </table:table-cell>
          <table:table-cell table:style-name="ce8" office:value-type="float" office:value="0.102314025936529" calcext:value-type="float">
            <text:p>0.1023140</text:p>
          </table:table-cell>
          <table:table-cell table:style-name="ce8" office:value-type="float" office:value="0.135664827598659" calcext:value-type="float">
            <text:p>0.1356648</text:p>
          </table:table-cell>
          <table:table-cell table:style-name="ce8" office:value-type="float" office:value="0.178109533438185" calcext:value-type="float">
            <text:p>0.1781095</text:p>
          </table:table-cell>
          <table:table-cell table:style-name="ce8" office:value-type="float" office:value="0.232089426154715" calcext:value-type="float">
            <text:p>0.2320894</text:p>
          </table:table-cell>
          <table:table-cell table:style-name="ce8" office:value-type="float" office:value="0.300758063992348" calcext:value-type="float">
            <text:p>0.3007581</text:p>
          </table:table-cell>
          <table:table-cell table:style-name="ce8" office:value-type="float" office:value="0.388103416636855" calcext:value-type="float">
            <text:p>0.3881034</text:p>
          </table:table-cell>
          <table:table-cell table:style-name="ce8" office:value-type="float" office:value="0.49920963810234" calcext:value-type="float">
            <text:p>0.4992096</text:p>
          </table:table-cell>
          <table:table-cell table:style-name="ce8" office:value-type="float" office:value="0.640538343878222" calcext:value-type="float">
            <text:p>0.6405383</text:p>
          </table:table-cell>
          <table:table-cell table:style-name="ce8" office:value-type="float" office:value="0.820311521867797" calcext:value-type="float">
            <text:p>0.8203115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316009266948328" calcext:value-type="float">
            <text:p>0.0031601</text:p>
          </table:table-cell>
          <table:table-cell table:style-name="ce8" office:value-type="float" office:value="0.0108517381750977" calcext:value-type="float">
            <text:p>0.0108517</text:p>
          </table:table-cell>
          <table:table-cell table:style-name="ce8" office:value-type="float" office:value="0.0187383289947303" calcext:value-type="float">
            <text:p>0.0187383</text:p>
          </table:table-cell>
          <table:table-cell table:style-name="ce8" office:value-type="float" office:value="0.0296662137465053" calcext:value-type="float">
            <text:p>0.0296662</text:p>
          </table:table-cell>
          <table:table-cell table:style-name="ce8" office:value-type="float" office:value="0.0431269849604555" calcext:value-type="float">
            <text:p>0.0431270</text:p>
          </table:table-cell>
          <table:table-cell table:style-name="ce8" office:value-type="float" office:value="0.0604621527212773" calcext:value-type="float">
            <text:p>0.0604622</text:p>
          </table:table-cell>
          <table:table-cell table:style-name="ce8" office:value-type="float" office:value="0.0824092789070611" calcext:value-type="float">
            <text:p>0.0824093</text:p>
          </table:table-cell>
          <table:table-cell table:style-name="ce8" office:value-type="float" office:value="0.110376736561444" calcext:value-type="float">
            <text:p>0.1103767</text:p>
          </table:table-cell>
          <table:table-cell table:style-name="ce8" office:value-type="float" office:value="0.145927456548518" calcext:value-type="float">
            <text:p>0.1459275</text:p>
          </table:table-cell>
          <table:table-cell table:style-name="ce8" office:value-type="float" office:value="0.191160542468224" calcext:value-type="float">
            <text:p>0.1911605</text:p>
          </table:table-cell>
          <table:table-cell table:style-name="ce8" office:value-type="float" office:value="0.248692148377505" calcext:value-type="float">
            <text:p>0.2486921</text:p>
          </table:table-cell>
          <table:table-cell table:style-name="ce8" office:value-type="float" office:value="0.32187628410809" calcext:value-type="float">
            <text:p>0.3218763</text:p>
          </table:table-cell>
          <table:table-cell table:style-name="ce8" office:value-type="float" office:value="0.414966581115665" calcext:value-type="float">
            <text:p>0.4149666</text:p>
          </table:table-cell>
          <table:table-cell table:style-name="ce8" office:value-type="float" office:value="0.533379929681633" calcext:value-type="float">
            <text:p>0.5333799</text:p>
          </table:table-cell>
          <table:table-cell table:style-name="ce8" office:value-type="float" office:value="0.684003714374926" calcext:value-type="float">
            <text:p>0.6840037</text:p>
          </table:table-cell>
          <table:table-cell table:style-name="ce8" office:value-type="float" office:value="0.875600284370014" calcext:value-type="float">
            <text:p>0.8756003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568816680506988" calcext:value-type="float">
            <text:p>0.0056882</text:p>
          </table:table-cell>
          <table:table-cell table:style-name="ce8" office:value-type="float" office:value="0.0127915976869449" calcext:value-type="float">
            <text:p>0.0127916</text:p>
          </table:table-cell>
          <table:table-cell table:style-name="ce8" office:value-type="float" office:value="0.0218145024640243" calcext:value-type="float">
            <text:p>0.0218145</text:p>
          </table:table-cell>
          <table:table-cell table:style-name="ce8" office:value-type="float" office:value="0.0332815657657685" calcext:value-type="float">
            <text:p>0.0332816</text:p>
          </table:table-cell>
          <table:table-cell table:style-name="ce8" office:value-type="float" office:value="0.0478700152328438" calcext:value-type="float">
            <text:p>0.0478700</text:p>
          </table:table-cell>
          <table:table-cell table:style-name="ce8" office:value-type="float" office:value="0.0664252364759544" calcext:value-type="float">
            <text:p>0.0664252</text:p>
          </table:table-cell>
          <table:table-cell table:style-name="ce8" office:value-type="float" office:value="0.0900285069312265" calcext:value-type="float">
            <text:p>0.0900285</text:p>
          </table:table-cell>
          <table:table-cell table:style-name="ce8" office:value-type="float" office:value="0.120051989311341" calcext:value-type="float">
            <text:p>0.1200520</text:p>
          </table:table-cell>
          <table:table-cell table:style-name="ce8" office:value-type="float" office:value="0.158242611288349" calcext:value-type="float">
            <text:p>0.1582426</text:p>
          </table:table-cell>
          <table:table-cell table:style-name="ce8" office:value-type="float" office:value="0.206821753304271" calcext:value-type="float">
            <text:p>0.2068218</text:p>
          </table:table-cell>
          <table:table-cell table:style-name="ce8" office:value-type="float" office:value="0.268615415044851" calcext:value-type="float">
            <text:p>0.2686154</text:p>
          </table:table-cell>
          <table:table-cell table:style-name="ce8" office:value-type="float" office:value="0.347218148246983" calcext:value-type="float">
            <text:p>0.3472181</text:p>
          </table:table-cell>
          <table:table-cell table:style-name="ce8" office:value-type="float" office:value="0.447202378490238" calcext:value-type="float">
            <text:p>0.4472024</text:p>
          </table:table-cell>
          <table:table-cell table:style-name="ce8" office:value-type="float" office:value="0.574384279576788" calcext:value-type="float">
            <text:p>0.5743843</text:p>
          </table:table-cell>
          <table:table-cell table:style-name="ce8" office:value-type="float" office:value="0.736162158970973" calcext:value-type="float">
            <text:p>0.7361622</text:p>
          </table:table-cell>
          <table:table-cell table:style-name="ce8" office:value-type="float" office:value="0.941946799372673" calcext:value-type="float">
            <text:p>0.9419468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737354956212762" calcext:value-type="float">
            <text:p>0.0073735</text:p>
          </table:table-cell>
          <table:table-cell table:style-name="ce8" office:value-type="float" office:value="0.0140848373615097" calcext:value-type="float">
            <text:p>0.0140848</text:p>
          </table:table-cell>
          <table:table-cell table:style-name="ce8" office:value-type="float" office:value="0.0238652847768872" calcext:value-type="float">
            <text:p>0.0238653</text:p>
          </table:table-cell>
          <table:table-cell table:style-name="ce8" office:value-type="float" office:value="0.0356918004452773" calcext:value-type="float">
            <text:p>0.0356918</text:p>
          </table:table-cell>
          <table:table-cell table:style-name="ce8" office:value-type="float" office:value="0.051032035414436" calcext:value-type="float">
            <text:p>0.0510320</text:p>
          </table:table-cell>
          <table:table-cell table:style-name="ce8" office:value-type="float" office:value="0.070400625645739" calcext:value-type="float">
            <text:p>0.0704006</text:p>
          </table:table-cell>
          <table:table-cell table:style-name="ce8" office:value-type="float" office:value="0.0951079922806701" calcext:value-type="float">
            <text:p>0.0951080</text:p>
          </table:table-cell>
          <table:table-cell table:style-name="ce8" office:value-type="float" office:value="0.126502157811272" calcext:value-type="float">
            <text:p>0.1265022</text:p>
          </table:table-cell>
          <table:table-cell table:style-name="ce8" office:value-type="float" office:value="0.166452714448236" calcext:value-type="float">
            <text:p>0.1664527</text:p>
          </table:table-cell>
          <table:table-cell table:style-name="ce8" office:value-type="float" office:value="0.217262560528302" calcext:value-type="float">
            <text:p>0.2172626</text:p>
          </table:table-cell>
          <table:table-cell table:style-name="ce8" office:value-type="float" office:value="0.281897592823081" calcext:value-type="float">
            <text:p>0.2818976</text:p>
          </table:table-cell>
          <table:table-cell table:style-name="ce8" office:value-type="float" office:value="0.364112724339578" calcext:value-type="float">
            <text:p>0.3641127</text:p>
          </table:table-cell>
          <table:table-cell table:style-name="ce8" office:value-type="float" office:value="0.468692910073288" calcext:value-type="float">
            <text:p>0.4686929</text:p>
          </table:table-cell>
          <table:table-cell table:style-name="ce8" office:value-type="float" office:value="0.601720512840223" calcext:value-type="float">
            <text:p>0.6017205</text:p>
          </table:table-cell>
          <table:table-cell table:style-name="ce8" office:value-type="float" office:value="0.770934455368336" calcext:value-type="float">
            <text:p>0.7709345</text:p>
          </table:table-cell>
          <table:table-cell table:style-name="ce8" office:value-type="float" office:value="0.986177809374446" calcext:value-type="float">
            <text:p>0.9861778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0526682111580544" calcext:value-type="float">
            <text:p>0.0005267</text:p>
          </table:table-cell>
          <table:table-cell table:style-name="ce8" office:value-type="float" office:value="0.00883105118359023" calcext:value-type="float">
            <text:p>0.0088311</text:p>
          </table:table-cell>
          <table:table-cell table:style-name="ce8" office:value-type="float" office:value="0.0155339816308823" calcext:value-type="float">
            <text:p>0.0155340</text:p>
          </table:table-cell>
          <table:table-cell table:style-name="ce8" office:value-type="float" office:value="0.0259002220597728" calcext:value-type="float">
            <text:p>0.0259002</text:p>
          </table:table-cell>
          <table:table-cell table:style-name="ce8" office:value-type="float" office:value="0.0381863284267178" calcext:value-type="float">
            <text:p>0.0381863</text:p>
          </table:table-cell>
          <table:table-cell table:style-name="ce8" office:value-type="float" office:value="0.0542506071434889" calcext:value-type="float">
            <text:p>0.0542506</text:p>
          </table:table-cell>
          <table:table-cell table:style-name="ce8" office:value-type="float" office:value="0.0744725830485555" calcext:value-type="float">
            <text:p>0.0744726</text:p>
          </table:table-cell>
          <table:table-cell table:style-name="ce8" office:value-type="float" office:value="0.100298348280301" calcext:value-type="float">
            <text:p>0.1002983</text:p>
          </table:table-cell>
          <table:table-cell table:style-name="ce8" office:value-type="float" office:value="0.133099170361194" calcext:value-type="float">
            <text:p>0.1330992</text:p>
          </table:table-cell>
          <table:table-cell table:style-name="ce8" office:value-type="float" office:value="0.174846781180676" calcext:value-type="float">
            <text:p>0.1748468</text:p>
          </table:table-cell>
          <table:table-cell table:style-name="ce8" office:value-type="float" office:value="0.227938745599018" calcext:value-type="float">
            <text:p>0.2279387</text:p>
          </table:table-cell>
          <table:table-cell table:style-name="ce8" office:value-type="float" office:value="0.295478508963413" calcext:value-type="float">
            <text:p>0.2954785</text:p>
          </table:table-cell>
          <table:table-cell table:style-name="ce8" office:value-type="float" office:value="0.381387625517151" calcext:value-type="float">
            <text:p>0.3813876</text:p>
          </table:table-cell>
          <table:table-cell table:style-name="ce8" office:value-type="float" office:value="0.490667065207516" calcext:value-type="float">
            <text:p>0.4906671</text:p>
          </table:table-cell>
          <table:table-cell table:style-name="ce8" office:value-type="float" office:value="0.629672001254046" calcext:value-type="float">
            <text:p>0.6296720</text:p>
          </table:table-cell>
          <table:table-cell table:style-name="ce8" office:value-type="float" office:value="0.806489331242243" calcext:value-type="float">
            <text:p>0.8064893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158004633474163" calcext:value-type="float">
            <text:p>0.0015800</text:p>
          </table:table-cell>
          <table:table-cell table:style-name="ce8" office:value-type="float" office:value="0.00963932598019321" calcext:value-type="float">
            <text:p>0.0096393</text:p>
          </table:table-cell>
          <table:table-cell table:style-name="ce8" office:value-type="float" office:value="0.0168157205764215" calcext:value-type="float">
            <text:p>0.0168157</text:p>
          </table:table-cell>
          <table:table-cell table:style-name="ce8" office:value-type="float" office:value="0.0274066187344658" calcext:value-type="float">
            <text:p>0.0274066</text:p>
          </table:table-cell>
          <table:table-cell table:style-name="ce8" office:value-type="float" office:value="0.040162591040213" calcext:value-type="float">
            <text:p>0.0401626</text:p>
          </table:table-cell>
          <table:table-cell table:style-name="ce8" office:value-type="float" office:value="0.0567352253746043" calcext:value-type="float">
            <text:p>0.0567352</text:p>
          </table:table-cell>
          <table:table-cell table:style-name="ce8" office:value-type="float" office:value="0.0776472613919577" calcext:value-type="float">
            <text:p>0.0776473</text:p>
          </table:table-cell>
          <table:table-cell table:style-name="ce8" office:value-type="float" office:value="0.104329703592758" calcext:value-type="float">
            <text:p>0.1043297</text:p>
          </table:table-cell>
          <table:table-cell table:style-name="ce8" office:value-type="float" office:value="0.138230484836124" calcext:value-type="float">
            <text:p>0.1382305</text:p>
          </table:table-cell>
          <table:table-cell table:style-name="ce8" office:value-type="float" office:value="0.181372285695695" calcext:value-type="float">
            <text:p>0.1813723</text:p>
          </table:table-cell>
          <table:table-cell table:style-name="ce8" office:value-type="float" office:value="0.236240106710412" calcext:value-type="float">
            <text:p>0.2362401</text:p>
          </table:table-cell>
          <table:table-cell table:style-name="ce8" office:value-type="float" office:value="0.306037619021284" calcext:value-type="float">
            <text:p>0.3060376</text:p>
          </table:table-cell>
          <table:table-cell table:style-name="ce8" office:value-type="float" office:value="0.394819207756557" calcext:value-type="float">
            <text:p>0.3948192</text:p>
          </table:table-cell>
          <table:table-cell table:style-name="ce8" office:value-type="float" office:value="0.507752210997163" calcext:value-type="float">
            <text:p>0.5077522</text:p>
          </table:table-cell>
          <table:table-cell table:style-name="ce8" office:value-type="float" office:value="0.651404686502399" calcext:value-type="float">
            <text:p>0.6514047</text:p>
          </table:table-cell>
          <table:table-cell table:style-name="ce8" office:value-type="float" office:value="0.834133712493351" calcext:value-type="float">
            <text:p>0.8341337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263341055790272" calcext:value-type="float">
            <text:p>0.0026334</text:p>
          </table:table-cell>
          <table:table-cell table:style-name="ce8" office:value-type="float" office:value="0.0104476007767962" calcext:value-type="float">
            <text:p>0.0104476</text:p>
          </table:table-cell>
          <table:table-cell table:style-name="ce8" office:value-type="float" office:value="0.0180974595219607" calcext:value-type="float">
            <text:p>0.0180975</text:p>
          </table:table-cell>
          <table:table-cell table:style-name="ce8" office:value-type="float" office:value="0.0289130154091588" calcext:value-type="float">
            <text:p>0.0289130</text:p>
          </table:table-cell>
          <table:table-cell table:style-name="ce8" office:value-type="float" office:value="0.042138853653708" calcext:value-type="float">
            <text:p>0.0421389</text:p>
          </table:table-cell>
          <table:table-cell table:style-name="ce8" office:value-type="float" office:value="0.0592198436057196" calcext:value-type="float">
            <text:p>0.0592198</text:p>
          </table:table-cell>
          <table:table-cell table:style-name="ce8" office:value-type="float" office:value="0.08082193973536" calcext:value-type="float">
            <text:p>0.0808219</text:p>
          </table:table-cell>
          <table:table-cell table:style-name="ce8" office:value-type="float" office:value="0.108361058905215" calcext:value-type="float">
            <text:p>0.1083611</text:p>
          </table:table-cell>
          <table:table-cell table:style-name="ce8" office:value-type="float" office:value="0.143361799311053" calcext:value-type="float">
            <text:p>0.1433618</text:p>
          </table:table-cell>
          <table:table-cell table:style-name="ce8" office:value-type="float" office:value="0.187897790210714" calcext:value-type="float">
            <text:p>0.1878978</text:p>
          </table:table-cell>
          <table:table-cell table:style-name="ce8" office:value-type="float" office:value="0.244541467821806" calcext:value-type="float">
            <text:p>0.2445415</text:p>
          </table:table-cell>
          <table:table-cell table:style-name="ce8" office:value-type="float" office:value="0.316596729079155" calcext:value-type="float">
            <text:p>0.3165967</text:p>
          </table:table-cell>
          <table:table-cell table:style-name="ce8" office:value-type="float" office:value="0.408250789995963" calcext:value-type="float">
            <text:p>0.4082508</text:p>
          </table:table-cell>
          <table:table-cell table:style-name="ce8" office:value-type="float" office:value="0.524837356786811" calcext:value-type="float">
            <text:p>0.5248374</text:p>
          </table:table-cell>
          <table:table-cell table:style-name="ce8" office:value-type="float" office:value="0.67313737175075" calcext:value-type="float">
            <text:p>0.6731374</text:p>
          </table:table-cell>
          <table:table-cell table:style-name="ce8" office:value-type="float" office:value="0.86177809374446" calcext:value-type="float">
            <text:p>0.8617781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368677478106381" calcext:value-type="float">
            <text:p>0.0036868</text:p>
          </table:table-cell>
          <table:table-cell table:style-name="ce8" office:value-type="float" office:value="0.0112558755733992" calcext:value-type="float">
            <text:p>0.0112559</text:p>
          </table:table-cell>
          <table:table-cell table:style-name="ce8" office:value-type="float" office:value="0.0193791984674999" calcext:value-type="float">
            <text:p>0.0193792</text:p>
          </table:table-cell>
          <table:table-cell table:style-name="ce8" office:value-type="float" office:value="0.0304194120838518" calcext:value-type="float">
            <text:p>0.0304194</text:p>
          </table:table-cell>
          <table:table-cell table:style-name="ce8" office:value-type="float" office:value="0.0441151162672032" calcext:value-type="float">
            <text:p>0.0441151</text:p>
          </table:table-cell>
          <table:table-cell table:style-name="ce8" office:value-type="float" office:value="0.061704461836835" calcext:value-type="float">
            <text:p>0.0617045</text:p>
          </table:table-cell>
          <table:table-cell table:style-name="ce8" office:value-type="float" office:value="0.0839966180787622" calcext:value-type="float">
            <text:p>0.0839966</text:p>
          </table:table-cell>
          <table:table-cell table:style-name="ce8" office:value-type="float" office:value="0.112392414217672" calcext:value-type="float">
            <text:p>0.1123924</text:p>
          </table:table-cell>
          <table:table-cell table:style-name="ce8" office:value-type="float" office:value="0.148493113785983" calcext:value-type="float">
            <text:p>0.1484931</text:p>
          </table:table-cell>
          <table:table-cell table:style-name="ce8" office:value-type="float" office:value="0.194423294725734" calcext:value-type="float">
            <text:p>0.1944233</text:p>
          </table:table-cell>
          <table:table-cell table:style-name="ce8" office:value-type="float" office:value="0.252842828933202" calcext:value-type="float">
            <text:p>0.2528428</text:p>
          </table:table-cell>
          <table:table-cell table:style-name="ce8" office:value-type="float" office:value="0.327155839137028" calcext:value-type="float">
            <text:p>0.3271558</text:p>
          </table:table-cell>
          <table:table-cell table:style-name="ce8" office:value-type="float" office:value="0.421682372235367" calcext:value-type="float">
            <text:p>0.4216824</text:p>
          </table:table-cell>
          <table:table-cell table:style-name="ce8" office:value-type="float" office:value="0.541922502576457" calcext:value-type="float">
            <text:p>0.5419225</text:p>
          </table:table-cell>
          <table:table-cell table:style-name="ce8" office:value-type="float" office:value="0.694870056999103" calcext:value-type="float">
            <text:p>0.6948701</text:p>
          </table:table-cell>
          <table:table-cell table:style-name="ce8" office:value-type="float" office:value="0.889422474995568" calcext:value-type="float">
            <text:p>0.8894225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47401390042249" calcext:value-type="float">
            <text:p>0.0047401</text:p>
          </table:table-cell>
          <table:table-cell table:style-name="ce8" office:value-type="float" office:value="0.0120641503700022" calcext:value-type="float">
            <text:p>0.0120642</text:p>
          </table:table-cell>
          <table:table-cell table:style-name="ce8" office:value-type="float" office:value="0.0206609374130392" calcext:value-type="float">
            <text:p>0.0206609</text:p>
          </table:table-cell>
          <table:table-cell table:style-name="ce8" office:value-type="float" office:value="0.0319258087585448" calcext:value-type="float">
            <text:p>0.0319258</text:p>
          </table:table-cell>
          <table:table-cell table:style-name="ce8" office:value-type="float" office:value="0.0460913788806982" calcext:value-type="float">
            <text:p>0.0460914</text:p>
          </table:table-cell>
          <table:table-cell table:style-name="ce8" office:value-type="float" office:value="0.0641890800679506" calcext:value-type="float">
            <text:p>0.0641891</text:p>
          </table:table-cell>
          <table:table-cell table:style-name="ce8" office:value-type="float" office:value="0.0871712964221644" calcext:value-type="float">
            <text:p>0.0871713</text:p>
          </table:table-cell>
          <table:table-cell table:style-name="ce8" office:value-type="float" office:value="0.116423769530129" calcext:value-type="float">
            <text:p>0.1164238</text:p>
          </table:table-cell>
          <table:table-cell table:style-name="ce8" office:value-type="float" office:value="0.153624428260912" calcext:value-type="float">
            <text:p>0.1536244</text:p>
          </table:table-cell>
          <table:table-cell table:style-name="ce8" office:value-type="float" office:value="0.200948799240753" calcext:value-type="float">
            <text:p>0.2009488</text:p>
          </table:table-cell>
          <table:table-cell table:style-name="ce8" office:value-type="float" office:value="0.261144190044596" calcext:value-type="float">
            <text:p>0.2611442</text:p>
          </table:table-cell>
          <table:table-cell table:style-name="ce8" office:value-type="float" office:value="0.337714949194898" calcext:value-type="float">
            <text:p>0.3377149</text:p>
          </table:table-cell>
          <table:table-cell table:style-name="ce8" office:value-type="float" office:value="0.435113954474773" calcext:value-type="float">
            <text:p>0.4351140</text:p>
          </table:table-cell>
          <table:table-cell table:style-name="ce8" office:value-type="float" office:value="0.559007648366104" calcext:value-type="float">
            <text:p>0.5590076</text:p>
          </table:table-cell>
          <table:table-cell table:style-name="ce8" office:value-type="float" office:value="0.716602742247456" calcext:value-type="float">
            <text:p>0.7166027</text:p>
          </table:table-cell>
          <table:table-cell table:style-name="ce8" office:value-type="float" office:value="0.917066856246677" calcext:value-type="float">
            <text:p>0.9170669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537215753812156" calcext:value-type="float">
            <text:p>0.0053722</text:p>
          </table:table-cell>
          <table:table-cell table:style-name="ce8" office:value-type="float" office:value="0.012549115247964" calcext:value-type="float">
            <text:p>0.0125491</text:p>
          </table:table-cell>
          <table:table-cell table:style-name="ce8" office:value-type="float" office:value="0.0214299807803625" calcext:value-type="float">
            <text:p>0.0214300</text:p>
          </table:table-cell>
          <table:table-cell table:style-name="ce8" office:value-type="float" office:value="0.0328296467633606" calcext:value-type="float">
            <text:p>0.0328296</text:p>
          </table:table-cell>
          <table:table-cell table:style-name="ce8" office:value-type="float" office:value="0.0472771364487954" calcext:value-type="float">
            <text:p>0.0472771</text:p>
          </table:table-cell>
          <table:table-cell table:style-name="ce8" office:value-type="float" office:value="0.0656798510066197" calcext:value-type="float">
            <text:p>0.0656799</text:p>
          </table:table-cell>
          <table:table-cell table:style-name="ce8" office:value-type="float" office:value="0.0890761034282058" calcext:value-type="float">
            <text:p>0.0890761</text:p>
          </table:table-cell>
          <table:table-cell table:style-name="ce8" office:value-type="float" office:value="0.118842582717604" calcext:value-type="float">
            <text:p>0.1188426</text:p>
          </table:table-cell>
          <table:table-cell table:style-name="ce8" office:value-type="float" office:value="0.15670321694587" calcext:value-type="float">
            <text:p>0.1567032</text:p>
          </table:table-cell>
          <table:table-cell table:style-name="ce8" office:value-type="float" office:value="0.204864101949764" calcext:value-type="float">
            <text:p>0.2048641</text:p>
          </table:table-cell>
          <table:table-cell table:style-name="ce8" office:value-type="float" office:value="0.266125006711432" calcext:value-type="float">
            <text:p>0.2661250</text:p>
          </table:table-cell>
          <table:table-cell table:style-name="ce8" office:value-type="float" office:value="0.344050415229621" calcext:value-type="float">
            <text:p>0.3440504</text:p>
          </table:table-cell>
          <table:table-cell table:style-name="ce8" office:value-type="float" office:value="0.443172903818417" calcext:value-type="float">
            <text:p>0.4431729</text:p>
          </table:table-cell>
          <table:table-cell table:style-name="ce8" office:value-type="float" office:value="0.569258735839893" calcext:value-type="float">
            <text:p>0.5692587</text:p>
          </table:table-cell>
          <table:table-cell table:style-name="ce8" office:value-type="float" office:value="0.729642353396466" calcext:value-type="float">
            <text:p>0.7296424</text:p>
          </table:table-cell>
          <table:table-cell table:style-name="ce8" office:value-type="float" office:value="0.933653484997341" calcext:value-type="float">
            <text:p>0.9336535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684686745054709" calcext:value-type="float">
            <text:p>0.0068469</text:p>
          </table:table-cell>
          <table:table-cell table:style-name="ce8" office:value-type="float" office:value="0.0136806999632082" calcext:value-type="float">
            <text:p>0.0136807</text:p>
          </table:table-cell>
          <table:table-cell table:style-name="ce8" office:value-type="float" office:value="0.0232244153041174" calcext:value-type="float">
            <text:p>0.0232244</text:p>
          </table:table-cell>
          <table:table-cell table:style-name="ce8" office:value-type="float" office:value="0.0349386021079308" calcext:value-type="float">
            <text:p>0.0349386</text:p>
          </table:table-cell>
          <table:table-cell table:style-name="ce8" office:value-type="float" office:value="0.0500439041076885" calcext:value-type="float">
            <text:p>0.0500439</text:p>
          </table:table-cell>
          <table:table-cell table:style-name="ce8" office:value-type="float" office:value="0.0691583165301813" calcext:value-type="float">
            <text:p>0.0691583</text:p>
          </table:table-cell>
          <table:table-cell table:style-name="ce8" office:value-type="float" office:value="0.093520653108969" calcext:value-type="float">
            <text:p>0.0935207</text:p>
          </table:table-cell>
          <table:table-cell table:style-name="ce8" office:value-type="float" office:value="0.124486480155044" calcext:value-type="float">
            <text:p>0.1244865</text:p>
          </table:table-cell>
          <table:table-cell table:style-name="ce8" office:value-type="float" office:value="0.163887057210772" calcext:value-type="float">
            <text:p>0.1638871</text:p>
          </table:table-cell>
          <table:table-cell table:style-name="ce8" office:value-type="float" office:value="0.213999808270792" calcext:value-type="float">
            <text:p>0.2139998</text:p>
          </table:table-cell>
          <table:table-cell table:style-name="ce8" office:value-type="float" office:value="0.277746912267384" calcext:value-type="float">
            <text:p>0.2777469</text:p>
          </table:table-cell>
          <table:table-cell table:style-name="ce8" office:value-type="float" office:value="0.358833169310642" calcext:value-type="float">
            <text:p>0.3588332</text:p>
          </table:table-cell>
          <table:table-cell table:style-name="ce8" office:value-type="float" office:value="0.461977118953584" calcext:value-type="float">
            <text:p>0.4619771</text:p>
          </table:table-cell>
          <table:table-cell table:style-name="ce8" office:value-type="float" office:value="0.593177939945399" calcext:value-type="float">
            <text:p>0.5931779</text:p>
          </table:table-cell>
          <table:table-cell table:style-name="ce8" office:value-type="float" office:value="0.760068112744159" calcext:value-type="float">
            <text:p>0.7600681</text:p>
          </table:table-cell>
          <table:table-cell table:style-name="ce8" office:value-type="float" office:value="0.972355618748892" calcext:value-type="float">
            <text:p>0.9723556</text:p>
          </table:table-cell>
          <table:table-cell table:style-name="ce8" table:number-columns-repeated="11"/>
          <table:table-cell table:number-columns-repeated="995"/>
        </table:table-row>
        <table:table-row table:style-name="ro1">
          <table:table-cell/>
          <table:table-cell table:style-name="ce8"/>
          <table:table-cell table:style-name="ce8" office:value-type="float" office:value="0.00790023167370818" calcext:value-type="float">
            <text:p>0.0079002</text:p>
          </table:table-cell>
          <table:table-cell table:style-name="ce8" office:value-type="float" office:value="0.0144889747598112" calcext:value-type="float">
            <text:p>0.0144890</text:p>
          </table:table-cell>
          <table:table-cell table:style-name="ce8" office:value-type="float" office:value="0.0245061542496567" calcext:value-type="float">
            <text:p>0.0245062</text:p>
          </table:table-cell>
          <table:table-cell table:style-name="ce8" office:value-type="float" office:value="0.0364449987826237" calcext:value-type="float">
            <text:p>0.0364450</text:p>
          </table:table-cell>
          <table:table-cell table:style-name="ce8" office:value-type="float" office:value="0.0520201667211837" calcext:value-type="float">
            <text:p>0.0520202</text:p>
          </table:table-cell>
          <table:table-cell table:style-name="ce8" office:value-type="float" office:value="0.0716429347612967" calcext:value-type="float">
            <text:p>0.0716429</text:p>
          </table:table-cell>
          <table:table-cell table:style-name="ce8" office:value-type="float" office:value="0.0966953314523711" calcext:value-type="float">
            <text:p>0.0966953</text:p>
          </table:table-cell>
          <table:table-cell table:style-name="ce8" office:value-type="float" office:value="0.128517835467501" calcext:value-type="float">
            <text:p>0.1285178</text:p>
          </table:table-cell>
          <table:table-cell table:style-name="ce8" office:value-type="float" office:value="0.169018371685701" calcext:value-type="float">
            <text:p>0.1690184</text:p>
          </table:table-cell>
          <table:table-cell table:style-name="ce8" office:value-type="float" office:value="0.220525312785811" calcext:value-type="float">
            <text:p>0.2205253</text:p>
          </table:table-cell>
          <table:table-cell table:style-name="ce8" office:value-type="float" office:value="0.286048273378778" calcext:value-type="float">
            <text:p>0.2860483</text:p>
          </table:table-cell>
          <table:table-cell table:style-name="ce8" office:value-type="float" office:value="0.369392279368513" calcext:value-type="float">
            <text:p>0.3693923</text:p>
          </table:table-cell>
          <table:table-cell table:style-name="ce8" office:value-type="float" office:value="0.47540870119299" calcext:value-type="float">
            <text:p>0.4754087</text:p>
          </table:table-cell>
          <table:table-cell table:style-name="ce8" office:value-type="float" office:value="0.610263085735045" calcext:value-type="float">
            <text:p>0.6102631</text:p>
          </table:table-cell>
          <table:table-cell table:style-name="ce8" office:value-type="float" office:value="0.781800797992512" calcext:value-type="float">
            <text:p>0.7818008</text:p>
          </table:table-cell>
          <table:table-cell table:style-name="ce8" office:value-type="float" office:value="1" calcext:value-type="float">
            <text:p>1.0000000</text:p>
          </table:table-cell>
          <table:table-cell table:style-name="ce8" table:number-columns-repeated="11"/>
          <table:table-cell table:number-columns-repeated="995"/>
        </table:table-row>
        <table:table-row table:style-name="ro1" table:number-rows-repeated="18">
          <table:table-cell/>
          <table:table-cell table:style-name="ce8" table:number-columns-repeated="28"/>
          <table:table-cell table:number-columns-repeated="99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8:34:23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8:19.559000000</meta:creation-date>
    <dc:date>2019-02-11T08:57:01.620000000</dc:date>
    <meta:editing-duration>PT1H34M48S</meta:editing-duration>
    <meta:editing-cycles>16</meta:editing-cycles>
    <meta:generator>LibreOffice/6.1.3.2$Windows_X86_64 LibreOffice_project/86daf60bf00efa86ad547e59e09d6bb77c699acb</meta:generator>
    <meta:document-statistic meta:table-count="1" meta:cell-count="822" meta:object-count="0"/>
  </office:meta>
</office:document-meta>
</file>